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 style:font-family-generic="swiss"/>
    <style:font-face style:name="Arial Cyr" svg:font-family="'Arial Cyr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swiss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54in"/>
    </style:style>
    <style:style style:name="co2" style:family="table-column">
      <style:table-column-properties fo:break-before="auto" style:column-width="5.722in"/>
    </style:style>
    <style:style style:name="co3" style:family="table-column">
      <style:table-column-properties fo:break-before="auto" style:column-width="6.7138in"/>
    </style:style>
    <style:style style:name="co4" style:family="table-column">
      <style:table-column-properties fo:break-before="auto" style:column-width="4.411in"/>
    </style:style>
    <style:style style:name="co5" style:family="table-column">
      <style:table-column-properties fo:break-before="auto" style:column-width="5.4917in"/>
    </style:style>
    <style:style style:name="co6" style:family="table-column">
      <style:table-column-properties fo:break-before="auto" style:column-width="5.0492in"/>
    </style:style>
    <style:style style:name="co7" style:family="table-column">
      <style:table-column-properties fo:break-before="auto" style:column-width="6.1654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ucida Grande" fo:font-size="11pt" fo:font-style="normal" fo:text-shadow="none" style:text-underline-style="none" fo:font-weight="normal" style:font-size-asian="11pt" style:font-style-asian="normal" style:font-weight-asian="normal" style:font-name-complex="Lucida Grande" style:font-size-complex="11pt" style:font-style-complex="normal" style:font-weight-complex="normal"/>
    </style:style>
    <style:style style:name="ce2" style:family="table-cell" style:parent-style-name="Default" style:data-style-name="N144">
      <style:table-cell-properties style:rotation-align="none"/>
    </style:style>
    <style:style style:name="ce3" style:family="table-cell" style:parent-style-name="Default">
      <style:table-cell-properties fo:background-color="#c2f1c8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Индекс предпринимательской уверенности</text:p>
          </table:table-cell>
          <table:table-cell office:value-type="string" calcext:value-type="string">
            <text:p>Цена нефти марки Brent</text:p>
          </table:table-cell>
          <table:table-cell office:value-type="string" calcext:value-type="string">
            <text:p>Индекс промышленного производства</text:p>
          </table:table-cell>
          <table:table-cell office:value-type="string" calcext:value-type="string">
            <text:p>Индекс потребительских цен </text:p>
          </table:table-cell>
          <table:table-cell office:value-type="string" calcext:value-type="string">
            <text:p>Инвестиции в основной капитал по формам собственности по полному кругу организаций</text:p>
          </table:table-cell>
          <table:table-cell office:value-type="string" calcext:value-type="string">
            <text:p>Кредиты и депозиты скорректированные на ИПЦ (физ лица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1-07</text:p>
          </table:table-cell>
          <table:table-cell table:style-name="ce1" office:value-type="string" calcext:value-type="string">
            <text:p>19.08500</text:p>
          </table:table-cell>
          <table:table-cell office:value-type="float" office:value="130.879640023081" calcext:value-type="float">
            <text:p>130.879640023081</text:p>
          </table:table-cell>
          <table:table-cell table:style-name="ce2" office:value-type="float" office:value="80.9902280130293" calcext:value-type="float">
            <text:p>81.0</text:p>
          </table:table-cell>
          <table:table-cell office:value-type="float" office:value="62.5920108999118" calcext:value-type="float">
            <text:p>62.5920108999118</text:p>
          </table:table-cell>
          <table:table-cell office:value-type="float" office:value="27776472.9875846" calcext:value-type="float">
            <text:p>27776472.9875846</text:p>
          </table:table-cell>
          <table:table-cell office:value-type="float" office:value="67879.2858531724" calcext:value-type="float">
            <text:p>67879.285853172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1-08</text:p>
          </table:table-cell>
          <table:table-cell table:style-name="ce1" office:value-type="string" calcext:value-type="string">
            <text:p>34.54348</text:p>
          </table:table-cell>
          <table:table-cell office:value-type="float" office:value="122.551655382789" calcext:value-type="float">
            <text:p>122.551655382789</text:p>
          </table:table-cell>
          <table:table-cell table:style-name="ce2" office:value-type="float" office:value="82.1628664495114" calcext:value-type="float">
            <text:p>82.2</text:p>
          </table:table-cell>
          <table:table-cell office:value-type="float" office:value="62.7520263317686" calcext:value-type="float">
            <text:p>62.7520263317686</text:p>
          </table:table-cell>
          <table:table-cell office:value-type="float" office:value="28558038.7559971" calcext:value-type="float">
            <text:p>28558038.7559971</text:p>
          </table:table-cell>
          <table:table-cell office:value-type="float" office:value="70353.0588264842" calcext:value-type="float">
            <text:p>70353.058826484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1-09</text:p>
          </table:table-cell>
          <table:table-cell table:style-name="ce1" office:value-type="string" calcext:value-type="string">
            <text:p>36.73333</text:p>
          </table:table-cell>
          <table:table-cell office:value-type="float" office:value="124.0678974487" calcext:value-type="float">
            <text:p>124.0678974487</text:p>
          </table:table-cell>
          <table:table-cell table:style-name="ce2" office:value-type="float" office:value="82.4755700325733" calcext:value-type="float">
            <text:p>82.5</text:p>
          </table:table-cell>
          <table:table-cell office:value-type="float" office:value="62.9505367125635" calcext:value-type="float">
            <text:p>62.9505367125635</text:p>
          </table:table-cell>
          <table:table-cell office:value-type="float" office:value="29101348.3866673" calcext:value-type="float">
            <text:p>29101348.3866673</text:p>
          </table:table-cell>
          <table:table-cell office:value-type="float" office:value="72577.7767529052" calcext:value-type="float">
            <text:p>72577.776752905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1-10</text:p>
          </table:table-cell>
          <table:table-cell table:style-name="ce1" office:value-type="string" calcext:value-type="string">
            <text:p>33.41429</text:p>
          </table:table-cell>
          <table:table-cell office:value-type="float" office:value="122.286358642364" calcext:value-type="float">
            <text:p>122.286358642364</text:p>
          </table:table-cell>
          <table:table-cell table:style-name="ce2" office:value-type="float" office:value="85.8371335504886" calcext:value-type="float">
            <text:p>85.8</text:p>
          </table:table-cell>
          <table:table-cell office:value-type="float" office:value="63.3147896724028" calcext:value-type="float">
            <text:p>63.3147896724028</text:p>
          </table:table-cell>
          <table:table-cell office:value-type="float" office:value="30112149.307684" calcext:value-type="float">
            <text:p>30112149.307684</text:p>
          </table:table-cell>
          <table:table-cell office:value-type="float" office:value="74578.5309314256" calcext:value-type="float">
            <text:p>74578.530931425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1-11</text:p>
          </table:table-cell>
          <table:table-cell table:style-name="ce1" office:value-type="string" calcext:value-type="string">
            <text:p>32.19524</text:p>
          </table:table-cell>
          <table:table-cell office:value-type="float" office:value="122.866716853228" calcext:value-type="float">
            <text:p>122.866716853228</text:p>
          </table:table-cell>
          <table:table-cell table:style-name="ce2" office:value-type="float" office:value="87.1661237785016" calcext:value-type="float">
            <text:p>87.2</text:p>
          </table:table-cell>
          <table:table-cell office:value-type="float" office:value="63.5776275257209" calcext:value-type="float">
            <text:p>63.5776275257209</text:p>
          </table:table-cell>
          <table:table-cell office:value-type="float" office:value="30669074.5767631" calcext:value-type="float">
            <text:p>30669074.5767631</text:p>
          </table:table-cell>
          <table:table-cell office:value-type="float" office:value="76424.2893152044" calcext:value-type="float">
            <text:p>76424.289315204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1-12</text:p>
          </table:table-cell>
          <table:table-cell table:style-name="ce1" office:value-type="string" calcext:value-type="string">
            <text:p>25.10000</text:p>
          </table:table-cell>
          <table:table-cell office:value-type="float" office:value="119.731280107255" calcext:value-type="float">
            <text:p>119.731280107255</text:p>
          </table:table-cell>
          <table:table-cell table:style-name="ce2" office:value-type="float" office:value="92.8729641693811" calcext:value-type="float">
            <text:p>92.9</text:p>
          </table:table-cell>
          <table:table-cell office:value-type="float" office:value="63.7982310932539" calcext:value-type="float">
            <text:p>63.7982310932539</text:p>
          </table:table-cell>
          <table:table-cell office:value-type="float" office:value="31648112.5793079" calcext:value-type="float">
            <text:p>31648112.5793079</text:p>
          </table:table-cell>
          <table:table-cell office:value-type="float" office:value="78543.948854561" calcext:value-type="float">
            <text:p>78543.94885456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2-01</text:p>
          </table:table-cell>
          <table:table-cell table:style-name="ce1" office:value-type="string" calcext:value-type="string">
            <text:p>20.76000</text:p>
          </table:table-cell>
          <table:table-cell office:value-type="float" office:value="122.78632179825" calcext:value-type="float">
            <text:p>122.78632179825</text:p>
          </table:table-cell>
          <table:table-cell table:style-name="ce2" office:value-type="float" office:value="78.2540716612378" calcext:value-type="float">
            <text:p>78.3</text:p>
          </table:table-cell>
          <table:table-cell office:value-type="float" office:value="63.9455684586408" calcext:value-type="float">
            <text:p>63.9455684586408</text:p>
          </table:table-cell>
          <table:table-cell office:value-type="float" office:value="32420337.327064" calcext:value-type="float">
            <text:p>32420337.327064</text:p>
          </table:table-cell>
          <table:table-cell office:value-type="float" office:value="81746.3840888515" calcext:value-type="float">
            <text:p>81746.38408885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2-02</text:p>
          </table:table-cell>
          <table:table-cell table:style-name="ce1" office:value-type="string" calcext:value-type="string">
            <text:p>18.65500</text:p>
          </table:table-cell>
          <table:table-cell office:value-type="float" office:value="131.047987321017" calcext:value-type="float">
            <text:p>131.047987321017</text:p>
          </table:table-cell>
          <table:table-cell table:style-name="ce2" office:value-type="float" office:value="79.9739413680782" calcext:value-type="float">
            <text:p>80.0</text:p>
          </table:table-cell>
          <table:table-cell office:value-type="float" office:value="64.1483084823783" calcext:value-type="float">
            <text:p>64.1483084823783</text:p>
          </table:table-cell>
          <table:table-cell office:value-type="float" office:value="32466073.5297815" calcext:value-type="float">
            <text:p>32466073.5297815</text:p>
          </table:table-cell>
          <table:table-cell office:value-type="float" office:value="82353.9408128153" calcext:value-type="float">
            <text:p>82353.940812815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2-03</text:p>
          </table:table-cell>
          <table:table-cell table:style-name="ce1" office:value-type="string" calcext:value-type="string">
            <text:p>16.27273</text:p>
          </table:table-cell>
          <table:table-cell office:value-type="float" office:value="136.851114052671" calcext:value-type="float">
            <text:p>136.851114052671</text:p>
          </table:table-cell>
          <table:table-cell table:style-name="ce2" office:value-type="float" office:value="85.6807817589576" calcext:value-type="float">
            <text:p>85.7</text:p>
          </table:table-cell>
          <table:table-cell office:value-type="float" office:value="64.478363993355" calcext:value-type="float">
            <text:p>64.478363993355</text:p>
          </table:table-cell>
          <table:table-cell office:value-type="float" office:value="32278176.2920425" calcext:value-type="float">
            <text:p>32278176.2920425</text:p>
          </table:table-cell>
          <table:table-cell office:value-type="float" office:value="84007.3733967293" calcext:value-type="float">
            <text:p>84007.373396729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2-04</text:p>
          </table:table-cell>
          <table:table-cell table:style-name="ce1" office:value-type="string" calcext:value-type="string">
            <text:p>18.00500</text:p>
          </table:table-cell>
          <table:table-cell office:value-type="float" office:value="131.986356382668" calcext:value-type="float">
            <text:p>131.986356382668</text:p>
          </table:table-cell>
          <table:table-cell table:style-name="ce2" office:value-type="float" office:value="81.4592833876221" calcext:value-type="float">
            <text:p>81.5</text:p>
          </table:table-cell>
          <table:table-cell office:value-type="float" office:value="64.6978804089862" calcext:value-type="float">
            <text:p>64.6978804089862</text:p>
          </table:table-cell>
          <table:table-cell office:value-type="float" office:value="32831701.5421879" calcext:value-type="float">
            <text:p>32831701.5421879</text:p>
          </table:table-cell>
          <table:table-cell office:value-type="float" office:value="86811.7002364716" calcext:value-type="float">
            <text:p>86811.700236471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2-05</text:p>
          </table:table-cell>
          <table:table-cell table:style-name="ce1" office:value-type="string" calcext:value-type="string">
            <text:p>20.92273</text:p>
          </table:table-cell>
          <table:table-cell office:value-type="float" office:value="121.667875302495" calcext:value-type="float">
            <text:p>121.667875302495</text:p>
          </table:table-cell>
          <table:table-cell table:style-name="ce2" office:value-type="float" office:value="82.2410423452769" calcext:value-type="float">
            <text:p>82.2</text:p>
          </table:table-cell>
          <table:table-cell office:value-type="float" office:value="65.0326390862791" calcext:value-type="float">
            <text:p>65.0326390862791</text:p>
          </table:table-cell>
          <table:table-cell office:value-type="float" office:value="33582735.2339571" calcext:value-type="float">
            <text:p>33582735.2339571</text:p>
          </table:table-cell>
          <table:table-cell office:value-type="float" office:value="89898.9197138933" calcext:value-type="float">
            <text:p>89898.919713893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2-06</text:p>
          </table:table-cell>
          <table:table-cell table:style-name="ce1" office:value-type="string" calcext:value-type="string">
            <text:p>21.38095</text:p>
          </table:table-cell>
          <table:table-cell office:value-type="float" office:value="105.360372496924" calcext:value-type="float">
            <text:p>105.360372496924</text:p>
          </table:table-cell>
          <table:table-cell table:style-name="ce2" office:value-type="float" office:value="82.2410423452769" calcext:value-type="float">
            <text:p>82.2</text:p>
          </table:table-cell>
          <table:table-cell office:value-type="float" office:value="65.6182475315171" calcext:value-type="float">
            <text:p>65.6182475315171</text:p>
          </table:table-cell>
          <table:table-cell office:value-type="float" office:value="33585662.2647759" calcext:value-type="float">
            <text:p>33585662.2647759</text:p>
          </table:table-cell>
          <table:table-cell office:value-type="float" office:value="92567.1170520449" calcext:value-type="float">
            <text:p>92567.117052044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2-07</text:p>
          </table:table-cell>
          <table:table-cell table:style-name="ce1" office:value-type="string" calcext:value-type="string">
            <text:p>17.77619</text:p>
          </table:table-cell>
          <table:table-cell office:value-type="float" office:value="113.118555931261" calcext:value-type="float">
            <text:p>113.118555931261</text:p>
          </table:table-cell>
          <table:table-cell table:style-name="ce2" office:value-type="float" office:value="83.8827361563518" calcext:value-type="float">
            <text:p>83.9</text:p>
          </table:table-cell>
          <table:table-cell office:value-type="float" office:value="66.2446520720538" calcext:value-type="float">
            <text:p>66.2446520720538</text:p>
          </table:table-cell>
          <table:table-cell office:value-type="float" office:value="34169097.8697871" calcext:value-type="float">
            <text:p>34169097.8697871</text:p>
          </table:table-cell>
          <table:table-cell office:value-type="float" office:value="94811.849765147" calcext:value-type="float">
            <text:p>94811.84976514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2-08</text:p>
          </table:table-cell>
          <table:table-cell table:style-name="ce1" office:value-type="string" calcext:value-type="string">
            <text:p>15.76957</text:p>
          </table:table-cell>
          <table:table-cell office:value-type="float" office:value="124.260965971039" calcext:value-type="float">
            <text:p>124.260965971039</text:p>
          </table:table-cell>
          <table:table-cell table:style-name="ce2" office:value-type="float" office:value="85.7589576547231" calcext:value-type="float">
            <text:p>85.8</text:p>
          </table:table-cell>
          <table:table-cell office:value-type="float" office:value="66.6487662670805" calcext:value-type="float">
            <text:p>66.6487662670805</text:p>
          </table:table-cell>
          <table:table-cell office:value-type="float" office:value="34848619.5632281" calcext:value-type="float">
            <text:p>34848619.5632281</text:p>
          </table:table-cell>
          <table:table-cell office:value-type="float" office:value="97211.086759458" calcext:value-type="float">
            <text:p>97211.08675945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2-09</text:p>
          </table:table-cell>
          <table:table-cell table:style-name="ce1" office:value-type="string" calcext:value-type="string">
            <text:p>15.40000</text:p>
          </table:table-cell>
          <table:table-cell office:value-type="float" office:value="123.519887369445" calcext:value-type="float">
            <text:p>123.519887369445</text:p>
          </table:table-cell>
          <table:table-cell table:style-name="ce2" office:value-type="float" office:value="84.3517915309446" calcext:value-type="float">
            <text:p>84.4</text:p>
          </table:table-cell>
          <table:table-cell office:value-type="float" office:value="67.2516429457286" calcext:value-type="float">
            <text:p>67.2516429457286</text:p>
          </table:table-cell>
          <table:table-cell office:value-type="float" office:value="35341199.053204" calcext:value-type="float">
            <text:p>35341199.053204</text:p>
          </table:table-cell>
          <table:table-cell office:value-type="float" office:value="99970.0335265491" calcext:value-type="float">
            <text:p>99970.033526549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2-10</text:p>
          </table:table-cell>
          <table:table-cell table:style-name="ce1" office:value-type="string" calcext:value-type="string">
            <text:p>16.07143</text:p>
          </table:table-cell>
          <table:table-cell office:value-type="float" office:value="121.183472629583" calcext:value-type="float">
            <text:p>121.183472629583</text:p>
          </table:table-cell>
          <table:table-cell table:style-name="ce2" office:value-type="float" office:value="88.8078175895765" calcext:value-type="float">
            <text:p>88.8</text:p>
          </table:table-cell>
          <table:table-cell office:value-type="float" office:value="67.6012669496852" calcext:value-type="float">
            <text:p>67.6012669496852</text:p>
          </table:table-cell>
          <table:table-cell office:value-type="float" office:value="35796780.2852143" calcext:value-type="float">
            <text:p>35796780.2852143</text:p>
          </table:table-cell>
          <table:table-cell office:value-type="float" office:value="102275.583165416" calcext:value-type="float">
            <text:p>102275.58316541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2-11</text:p>
          </table:table-cell>
          <table:table-cell table:style-name="ce1" office:value-type="string" calcext:value-type="string">
            <text:p>16.73810</text:p>
          </table:table-cell>
          <table:table-cell office:value-type="float" office:value="119.345112478652" calcext:value-type="float">
            <text:p>119.345112478652</text:p>
          </table:table-cell>
          <table:table-cell table:style-name="ce2" office:value-type="float" office:value="89.9804560260586" calcext:value-type="float">
            <text:p>90.0</text:p>
          </table:table-cell>
          <table:table-cell office:value-type="float" office:value="67.7966854482426" calcext:value-type="float">
            <text:p>67.7966854482426</text:p>
          </table:table-cell>
          <table:table-cell office:value-type="float" office:value="36547137.7194625" calcext:value-type="float">
            <text:p>36547137.7194625</text:p>
          </table:table-cell>
          <table:table-cell office:value-type="float" office:value="105067.068587564" calcext:value-type="float">
            <text:p>105067.06858756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2-12</text:p>
          </table:table-cell>
          <table:table-cell table:style-name="ce1" office:value-type="string" calcext:value-type="string">
            <text:p>17.43000</text:p>
          </table:table-cell>
          <table:table-cell office:value-type="float" office:value="118.987330458394" calcext:value-type="float">
            <text:p>118.987330458394</text:p>
          </table:table-cell>
          <table:table-cell table:style-name="ce2" office:value-type="float" office:value="95.5309446254072" calcext:value-type="float">
            <text:p>95.5</text:p>
          </table:table-cell>
          <table:table-cell office:value-type="float" office:value="68.0286202848547" calcext:value-type="float">
            <text:p>68.0286202848547</text:p>
          </table:table-cell>
          <table:table-cell office:value-type="float" office:value="36911684.9567951" calcext:value-type="float">
            <text:p>36911684.9567951</text:p>
          </table:table-cell>
          <table:table-cell office:value-type="float" office:value="107378.188318576" calcext:value-type="float">
            <text:p>107378.18831857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3-01</text:p>
          </table:table-cell>
          <table:table-cell table:style-name="ce1" office:value-type="string" calcext:value-type="string">
            <text:p>13.69524</text:p>
          </table:table-cell>
          <table:table-cell office:value-type="float" office:value="121.958863397019" calcext:value-type="float">
            <text:p>121.958863397019</text:p>
          </table:table-cell>
          <table:table-cell table:style-name="ce2" office:value-type="float" office:value="77.9413680781759" calcext:value-type="float">
            <text:p>77.9</text:p>
          </table:table-cell>
          <table:table-cell office:value-type="float" office:value="68.4968673813291" calcext:value-type="float">
            <text:p>68.4968673813291</text:p>
          </table:table-cell>
          <table:table-cell office:value-type="float" office:value="37749611.0238878" calcext:value-type="float">
            <text:p>37749611.0238878</text:p>
          </table:table-cell>
          <table:table-cell office:value-type="float" office:value="109387.440425376" calcext:value-type="float">
            <text:p>109387.44042537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3-02</text:p>
          </table:table-cell>
          <table:table-cell table:style-name="ce1" office:value-type="string" calcext:value-type="string">
            <text:p>13.92105</text:p>
          </table:table-cell>
          <table:table-cell office:value-type="float" office:value="125.569111232065" calcext:value-type="float">
            <text:p>125.569111232065</text:p>
          </table:table-cell>
          <table:table-cell table:style-name="ce2" office:value-type="float" office:value="77.472312703583" calcext:value-type="float">
            <text:p>77.5</text:p>
          </table:table-cell>
          <table:table-cell office:value-type="float" office:value="68.8254500764592" calcext:value-type="float">
            <text:p>68.8254500764592</text:p>
          </table:table-cell>
          <table:table-cell office:value-type="float" office:value="37268388.3236577" calcext:value-type="float">
            <text:p>37268388.3236577</text:p>
          </table:table-cell>
          <table:table-cell office:value-type="float" office:value="109799.528976633" calcext:value-type="float">
            <text:p>109799.52897663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3-03</text:p>
          </table:table-cell>
          <table:table-cell table:style-name="ce1" office:value-type="string" calcext:value-type="string">
            <text:p>13.14500</text:p>
          </table:table-cell>
          <table:table-cell office:value-type="float" office:value="118.461845826577" calcext:value-type="float">
            <text:p>118.461845826577</text:p>
          </table:table-cell>
          <table:table-cell table:style-name="ce2" office:value-type="float" office:value="85.5244299674267" calcext:value-type="float">
            <text:p>85.5</text:p>
          </table:table-cell>
          <table:table-cell office:value-type="float" office:value="69.0445196025118" calcext:value-type="float">
            <text:p>69.0445196025118</text:p>
          </table:table-cell>
          <table:table-cell office:value-type="float" office:value="37510467.3753973" calcext:value-type="float">
            <text:p>37510467.3753973</text:p>
          </table:table-cell>
          <table:table-cell office:value-type="float" office:value="111298.276014371" calcext:value-type="float">
            <text:p>111298.27601437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3-04</text:p>
          </table:table-cell>
          <table:table-cell table:style-name="ce1" office:value-type="string" calcext:value-type="string">
            <text:p>13.97727</text:p>
          </table:table-cell>
          <table:table-cell office:value-type="float" office:value="111.532344729711" calcext:value-type="float">
            <text:p>111.532344729711</text:p>
          </table:table-cell>
          <table:table-cell table:style-name="ce2" office:value-type="float" office:value="82.3973941368078" calcext:value-type="float">
            <text:p>82.4</text:p>
          </table:table-cell>
          <table:table-cell office:value-type="float" office:value="69.4227521674907" calcext:value-type="float">
            <text:p>69.4227521674907</text:p>
          </table:table-cell>
          <table:table-cell office:value-type="float" office:value="37660471.7959354" calcext:value-type="float">
            <text:p>37660471.7959354</text:p>
          </table:table-cell>
          <table:table-cell office:value-type="float" office:value="113183.167688928" calcext:value-type="float">
            <text:p>113183.16768892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3-05</text:p>
          </table:table-cell>
          <table:table-cell table:style-name="ce1" office:value-type="string" calcext:value-type="string">
            <text:p>13.55000</text:p>
          </table:table-cell>
          <table:table-cell office:value-type="float" office:value="111.508299117302" calcext:value-type="float">
            <text:p>111.508299117302</text:p>
          </table:table-cell>
          <table:table-cell table:style-name="ce2" office:value-type="float" office:value="81.771986970684" calcext:value-type="float">
            <text:p>81.8</text:p>
          </table:table-cell>
          <table:table-cell office:value-type="float" office:value="69.8960177336981" calcext:value-type="float">
            <text:p>69.8960177336981</text:p>
          </table:table-cell>
          <table:table-cell office:value-type="float" office:value="37907806.2801077" calcext:value-type="float">
            <text:p>37907806.2801077</text:p>
          </table:table-cell>
          <table:table-cell office:value-type="float" office:value="116049.043464881" calcext:value-type="float">
            <text:p>116049.04346488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3-06</text:p>
          </table:table-cell>
          <table:table-cell table:style-name="ce1" office:value-type="string" calcext:value-type="string">
            <text:p>17.24000</text:p>
          </table:table-cell>
          <table:table-cell office:value-type="float" office:value="111.651895028452" calcext:value-type="float">
            <text:p>111.651895028452</text:p>
          </table:table-cell>
          <table:table-cell table:style-name="ce2" office:value-type="float" office:value="83.6482084690554" calcext:value-type="float">
            <text:p>83.6</text:p>
          </table:table-cell>
          <table:table-cell office:value-type="float" office:value="70.2145979039677" calcext:value-type="float">
            <text:p>70.2145979039677</text:p>
          </table:table-cell>
          <table:table-cell office:value-type="float" office:value="38231760.6329026" calcext:value-type="float">
            <text:p>38231760.6329026</text:p>
          </table:table-cell>
          <table:table-cell office:value-type="float" office:value="118701.185348938" calcext:value-type="float">
            <text:p>118701.18534893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3-07</text:p>
          </table:table-cell>
          <table:table-cell table:style-name="ce1" office:value-type="string" calcext:value-type="string">
            <text:p>14.19091</text:p>
          </table:table-cell>
          <table:table-cell office:value-type="float" office:value="116.200246186729" calcext:value-type="float">
            <text:p>116.200246186729</text:p>
          </table:table-cell>
          <table:table-cell table:style-name="ce2" office:value-type="float" office:value="84.5081433224756" calcext:value-type="float">
            <text:p>84.5</text:p>
          </table:table-cell>
          <table:table-cell office:value-type="float" office:value="70.5179626469282" calcext:value-type="float">
            <text:p>70.5179626469282</text:p>
          </table:table-cell>
          <table:table-cell office:value-type="float" office:value="38716553.8753541" calcext:value-type="float">
            <text:p>38716553.8753541</text:p>
          </table:table-cell>
          <table:table-cell office:value-type="float" office:value="121151.316335883" calcext:value-type="float">
            <text:p>121151.31633588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3-08</text:p>
          </table:table-cell>
          <table:table-cell table:style-name="ce1" office:value-type="string" calcext:value-type="string">
            <text:p>14.25455</text:p>
          </table:table-cell>
          <table:table-cell office:value-type="float" office:value="119.449855424537" calcext:value-type="float">
            <text:p>119.449855424537</text:p>
          </table:table-cell>
          <table:table-cell table:style-name="ce2" office:value-type="float" office:value="85.6026058631922" calcext:value-type="float">
            <text:p>85.6</text:p>
          </table:table-cell>
          <table:table-cell office:value-type="float" office:value="70.9771398265642" calcext:value-type="float">
            <text:p>70.9771398265642</text:p>
          </table:table-cell>
          <table:table-cell office:value-type="float" office:value="39288406.1940791" calcext:value-type="float">
            <text:p>39288406.1940791</text:p>
          </table:table-cell>
          <table:table-cell office:value-type="float" office:value="123774.979119573" calcext:value-type="float">
            <text:p>123774.97911957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3-09</text:p>
          </table:table-cell>
          <table:table-cell table:style-name="ce1" office:value-type="string" calcext:value-type="string">
            <text:p>14.81500</text:p>
          </table:table-cell>
          <table:table-cell office:value-type="float" office:value="120.377513308314" calcext:value-type="float">
            <text:p>120.377513308314</text:p>
          </table:table-cell>
          <table:table-cell table:style-name="ce2" office:value-type="float" office:value="85.4462540716612" calcext:value-type="float">
            <text:p>85.4</text:p>
          </table:table-cell>
          <table:table-cell office:value-type="float" office:value="71.3538159864853" calcext:value-type="float">
            <text:p>71.3538159864853</text:p>
          </table:table-cell>
          <table:table-cell office:value-type="float" office:value="39725414.2726841" calcext:value-type="float">
            <text:p>39725414.2726841</text:p>
          </table:table-cell>
          <table:table-cell office:value-type="float" office:value="126290.905054143" calcext:value-type="float">
            <text:p>126290.90505414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3-10</text:p>
          </table:table-cell>
          <table:table-cell table:style-name="ce1" office:value-type="string" calcext:value-type="string">
            <text:p>15.56522</text:p>
          </table:table-cell>
          <table:table-cell office:value-type="float" office:value="117.794127451601" calcext:value-type="float">
            <text:p>117.794127451601</text:p>
          </table:table-cell>
          <table:table-cell table:style-name="ce2" office:value-type="float" office:value="89.7459283387622" calcext:value-type="float">
            <text:p>89.7</text:p>
          </table:table-cell>
          <table:table-cell office:value-type="float" office:value="71.8265935826839" calcext:value-type="float">
            <text:p>71.8265935826839</text:p>
          </table:table-cell>
          <table:table-cell office:value-type="float" office:value="40217917.2909631" calcext:value-type="float">
            <text:p>40217917.2909631</text:p>
          </table:table-cell>
          <table:table-cell office:value-type="float" office:value="127401.628610801" calcext:value-type="float">
            <text:p>127401.62861080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3-11</text:p>
          </table:table-cell>
          <table:table-cell table:style-name="ce1" office:value-type="string" calcext:value-type="string">
            <text:p>12.98500</text:p>
          </table:table-cell>
          <table:table-cell office:value-type="float" office:value="116.002441974106" calcext:value-type="float">
            <text:p>116.002441974106</text:p>
          </table:table-cell>
          <table:table-cell table:style-name="ce2" office:value-type="float" office:value="92.4820846905537" calcext:value-type="float">
            <text:p>92.5</text:p>
          </table:table-cell>
          <table:table-cell office:value-type="float" office:value="72.1797490562178" calcext:value-type="float">
            <text:p>72.1797490562178</text:p>
          </table:table-cell>
          <table:table-cell office:value-type="float" office:value="40773903.1858892" calcext:value-type="float">
            <text:p>40773903.1858892</text:p>
          </table:table-cell>
          <table:table-cell office:value-type="float" office:value="129759.484099968" calcext:value-type="float">
            <text:p>129759.48409996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3-12</text:p>
          </table:table-cell>
          <table:table-cell table:style-name="ce1" office:value-type="string" calcext:value-type="string">
            <text:p>14.14286</text:p>
          </table:table-cell>
          <table:table-cell office:value-type="float" office:value="118.820236465532" calcext:value-type="float">
            <text:p>118.820236465532</text:p>
          </table:table-cell>
          <table:table-cell table:style-name="ce2" office:value-type="float" office:value="95.843648208469" calcext:value-type="float">
            <text:p>95.8</text:p>
          </table:table-cell>
          <table:table-cell office:value-type="float" office:value="72.4144145142967" calcext:value-type="float">
            <text:p>72.4144145142967</text:p>
          </table:table-cell>
          <table:table-cell office:value-type="float" office:value="41270993.0756943" calcext:value-type="float">
            <text:p>41270993.0756943</text:p>
          </table:table-cell>
          <table:table-cell office:value-type="float" office:value="131444.893448952" calcext:value-type="float">
            <text:p>131444.89344895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4-01</text:p>
          </table:table-cell>
          <table:table-cell table:style-name="ce1" office:value-type="string" calcext:value-type="string">
            <text:p>14.09048</text:p>
          </table:table-cell>
          <table:table-cell office:value-type="float" office:value="115.178193238453" calcext:value-type="float">
            <text:p>115.178193238453</text:p>
          </table:table-cell>
          <table:table-cell table:style-name="ce2" office:value-type="float" office:value="77.785016286645" calcext:value-type="float">
            <text:p>77.8</text:p>
          </table:table-cell>
          <table:table-cell office:value-type="float" office:value="72.627091241557" calcext:value-type="float">
            <text:p>72.627091241557</text:p>
          </table:table-cell>
          <table:table-cell office:value-type="float" office:value="41082041.8248109" calcext:value-type="float">
            <text:p>41082041.8248109</text:p>
          </table:table-cell>
          <table:table-cell office:value-type="float" office:value="133833.475000005" calcext:value-type="float">
            <text:p>133833.47500000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4-02</text:p>
          </table:table-cell>
          <table:table-cell table:style-name="ce1" office:value-type="string" calcext:value-type="string">
            <text:p>15.70000</text:p>
          </table:table-cell>
          <table:table-cell office:value-type="float" office:value="116.022731216393" calcext:value-type="float">
            <text:p>116.022731216393</text:p>
          </table:table-cell>
          <table:table-cell table:style-name="ce2" office:value-type="float" office:value="79.0358306188925" calcext:value-type="float">
            <text:p>79.0</text:p>
          </table:table-cell>
          <table:table-cell office:value-type="float" office:value="73.0527777069745" calcext:value-type="float">
            <text:p>73.0527777069745</text:p>
          </table:table-cell>
          <table:table-cell office:value-type="float" office:value="41141003.7282273" calcext:value-type="float">
            <text:p>41141003.7282273</text:p>
          </table:table-cell>
          <table:table-cell office:value-type="float" office:value="133157.797763949" calcext:value-type="float">
            <text:p>133157.79776394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4-03</text:p>
          </table:table-cell>
          <table:table-cell table:style-name="ce1" office:value-type="string" calcext:value-type="string">
            <text:p>14.73333</text:p>
          </table:table-cell>
          <table:table-cell office:value-type="float" office:value="114.754465093511" calcext:value-type="float">
            <text:p>114.754465093511</text:p>
          </table:table-cell>
          <table:table-cell table:style-name="ce2" office:value-type="float" office:value="86.6970684039088" calcext:value-type="float">
            <text:p>86.7</text:p>
          </table:table-cell>
          <table:table-cell office:value-type="float" office:value="73.760186215561" calcext:value-type="float">
            <text:p>73.760186215561</text:p>
          </table:table-cell>
          <table:table-cell office:value-type="float" office:value="40902491.6393651" calcext:value-type="float">
            <text:p>40902491.6393651</text:p>
          </table:table-cell>
          <table:table-cell office:value-type="float" office:value="133427.171282327" calcext:value-type="float">
            <text:p>133427.17128232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4-04</text:p>
          </table:table-cell>
          <table:table-cell table:style-name="ce1" office:value-type="string" calcext:value-type="string">
            <text:p>14.27143</text:p>
          </table:table-cell>
          <table:table-cell office:value-type="float" office:value="114.684865378128" calcext:value-type="float">
            <text:p>114.684865378128</text:p>
          </table:table-cell>
          <table:table-cell table:style-name="ce2" office:value-type="float" office:value="84.3517915309446" calcext:value-type="float">
            <text:p>84.4</text:p>
          </table:table-cell>
          <table:table-cell office:value-type="float" office:value="74.43453102629" calcext:value-type="float">
            <text:p>74.43453102629</text:p>
          </table:table-cell>
          <table:table-cell office:value-type="float" office:value="41055970.3656981" calcext:value-type="float">
            <text:p>41055970.3656981</text:p>
          </table:table-cell>
          <table:table-cell office:value-type="float" office:value="134134.31726296" calcext:value-type="float">
            <text:p>134134.3172629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4-05</text:p>
          </table:table-cell>
          <table:table-cell table:style-name="ce1" office:value-type="string" calcext:value-type="string">
            <text:p>12.73333</text:p>
          </table:table-cell>
          <table:table-cell office:value-type="float" office:value="116.405103688341" calcext:value-type="float">
            <text:p>116.405103688341</text:p>
          </table:table-cell>
          <table:table-cell table:style-name="ce2" office:value-type="float" office:value="84.0390879478827" calcext:value-type="float">
            <text:p>84.0</text:p>
          </table:table-cell>
          <table:table-cell office:value-type="float" office:value="75.1035425631772" calcext:value-type="float">
            <text:p>75.1035425631772</text:p>
          </table:table-cell>
          <table:table-cell office:value-type="float" office:value="41749685.7403547" calcext:value-type="float">
            <text:p>41749685.7403547</text:p>
          </table:table-cell>
          <table:table-cell office:value-type="float" office:value="135429.550363006" calcext:value-type="float">
            <text:p>135429.55036300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4-06</text:p>
          </table:table-cell>
          <table:table-cell table:style-name="ce1" office:value-type="string" calcext:value-type="string">
            <text:p>11.67619</text:p>
          </table:table-cell>
          <table:table-cell office:value-type="float" office:value="118.800977193659" calcext:value-type="float">
            <text:p>118.800977193659</text:p>
          </table:table-cell>
          <table:table-cell table:style-name="ce2" office:value-type="float" office:value="83.9609120521173" calcext:value-type="float">
            <text:p>84.0</text:p>
          </table:table-cell>
          <table:table-cell office:value-type="float" office:value="75.5876364240515" calcext:value-type="float">
            <text:p>75.5876364240515</text:p>
          </table:table-cell>
          <table:table-cell office:value-type="float" office:value="42522599.6215601" calcext:value-type="float">
            <text:p>42522599.6215601</text:p>
          </table:table-cell>
          <table:table-cell office:value-type="float" office:value="136145.386823148" calcext:value-type="float">
            <text:p>136145.38682314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4-07</text:p>
          </table:table-cell>
          <table:table-cell table:style-name="ce1" office:value-type="string" calcext:value-type="string">
            <text:p>11.98182</text:p>
          </table:table-cell>
          <table:table-cell office:value-type="float" office:value="113.615486296229" calcext:value-type="float">
            <text:p>113.615486296229</text:p>
          </table:table-cell>
          <table:table-cell table:style-name="ce2" office:value-type="float" office:value="85.7589576547231" calcext:value-type="float">
            <text:p>85.8</text:p>
          </table:table-cell>
          <table:table-cell office:value-type="float" office:value="75.9293324674305" calcext:value-type="float">
            <text:p>75.9293324674305</text:p>
          </table:table-cell>
          <table:table-cell office:value-type="float" office:value="43023744.4982314" calcext:value-type="float">
            <text:p>43023744.4982314</text:p>
          </table:table-cell>
          <table:table-cell office:value-type="float" office:value="137272.311783735" calcext:value-type="float">
            <text:p>137272.31178373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4-08</text:p>
          </table:table-cell>
          <table:table-cell table:style-name="ce1" office:value-type="string" calcext:value-type="string">
            <text:p>13.61429</text:p>
          </table:table-cell>
          <table:table-cell office:value-type="float" office:value="108.282352092001" calcext:value-type="float">
            <text:p>108.282352092001</text:p>
          </table:table-cell>
          <table:table-cell table:style-name="ce2" office:value-type="float" office:value="85.6026058631922" calcext:value-type="float">
            <text:p>85.6</text:p>
          </table:table-cell>
          <table:table-cell office:value-type="float" office:value="76.4373968575887" calcext:value-type="float">
            <text:p>76.4373968575887</text:p>
          </table:table-cell>
          <table:table-cell office:value-type="float" office:value="42858340.7426016" calcext:value-type="float">
            <text:p>42858340.7426016</text:p>
          </table:table-cell>
          <table:table-cell office:value-type="float" office:value="138592.592572679" calcext:value-type="float">
            <text:p>138592.59257267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4-09</text:p>
          </table:table-cell>
          <table:table-cell table:style-name="ce1" office:value-type="string" calcext:value-type="string">
            <text:p>13.54286</text:p>
          </table:table-cell>
          <table:table-cell office:value-type="float" office:value="103.464530158446" calcext:value-type="float">
            <text:p>103.464530158446</text:p>
          </table:table-cell>
          <table:table-cell table:style-name="ce2" office:value-type="float" office:value="87.9478827361563" calcext:value-type="float">
            <text:p>87.9</text:p>
          </table:table-cell>
          <table:table-cell office:value-type="float" office:value="77.1468760877167" calcext:value-type="float">
            <text:p>77.1468760877167</text:p>
          </table:table-cell>
          <table:table-cell office:value-type="float" office:value="42987718.598343" calcext:value-type="float">
            <text:p>42987718.598343</text:p>
          </table:table-cell>
          <table:table-cell office:value-type="float" office:value="139074.704564846" calcext:value-type="float">
            <text:p>139074.70456484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4-10</text:p>
          </table:table-cell>
          <table:table-cell table:style-name="ce1" office:value-type="string" calcext:value-type="string">
            <text:p>18.19565</text:p>
          </table:table-cell>
          <table:table-cell office:value-type="float" office:value="92.6260562062749" calcext:value-type="float">
            <text:p>92.6260562062749</text:p>
          </table:table-cell>
          <table:table-cell table:style-name="ce2" office:value-type="float" office:value="92.4039087947883" calcext:value-type="float">
            <text:p>92.4</text:p>
          </table:table-cell>
          <table:table-cell office:value-type="float" office:value="77.7949572271018" calcext:value-type="float">
            <text:p>77.7949572271018</text:p>
          </table:table-cell>
          <table:table-cell office:value-type="float" office:value="43356135.4131701" calcext:value-type="float">
            <text:p>43356135.4131701</text:p>
          </table:table-cell>
          <table:table-cell office:value-type="float" office:value="139548.261056412" calcext:value-type="float">
            <text:p>139548.26105641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4-11</text:p>
          </table:table-cell>
          <table:table-cell table:style-name="ce1" office:value-type="string" calcext:value-type="string">
            <text:p>13.66316</text:p>
          </table:table-cell>
          <table:table-cell office:value-type="float" office:value="83.9478990537694" calcext:value-type="float">
            <text:p>83.9478990537694</text:p>
          </table:table-cell>
          <table:table-cell table:style-name="ce2" office:value-type="float" office:value="92.2475570032573" calcext:value-type="float">
            <text:p>92.2</text:p>
          </table:table-cell>
          <table:table-cell office:value-type="float" office:value="78.7004294993234" calcext:value-type="float">
            <text:p>78.7004294993234</text:p>
          </table:table-cell>
          <table:table-cell office:value-type="float" office:value="43478251.9202061" calcext:value-type="float">
            <text:p>43478251.9202061</text:p>
          </table:table-cell>
          <table:table-cell office:value-type="float" office:value="139133.637130839" calcext:value-type="float">
            <text:p>139133.63713083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4-12</text:p>
          </table:table-cell>
          <table:table-cell table:style-name="ce1" office:value-type="string" calcext:value-type="string">
            <text:p>16.25000</text:p>
          </table:table-cell>
          <table:table-cell office:value-type="float" office:value="66.8562907648235" calcext:value-type="float">
            <text:p>66.8562907648235</text:p>
          </table:table-cell>
          <table:table-cell table:style-name="ce2" office:value-type="float" office:value="99.6742671009772" calcext:value-type="float">
            <text:p>99.7</text:p>
          </table:table-cell>
          <table:table-cell office:value-type="float" office:value="80.5427151449436" calcext:value-type="float">
            <text:p>80.5427151449436</text:p>
          </table:table-cell>
          <table:table-cell office:value-type="float" office:value="43731788.6994666" calcext:value-type="float">
            <text:p>43731788.6994666</text:p>
          </table:table-cell>
          <table:table-cell office:value-type="float" office:value="137051.848576686" calcext:value-type="float">
            <text:p>137051.84857668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5-01</text:p>
          </table:table-cell>
          <table:table-cell table:style-name="ce1" office:value-type="string" calcext:value-type="string">
            <text:p>19.14500</text:p>
          </table:table-cell>
          <table:table-cell office:value-type="float" office:value="52.3411806482818" calcext:value-type="float">
            <text:p>52.3411806482818</text:p>
          </table:table-cell>
          <table:table-cell table:style-name="ce2" office:value-type="float" office:value="86.4625407166124" calcext:value-type="float">
            <text:p>86.5</text:p>
          </table:table-cell>
          <table:table-cell office:value-type="float" office:value="83.3802889636347" calcext:value-type="float">
            <text:p>83.3802889636347</text:p>
          </table:table-cell>
          <table:table-cell office:value-type="float" office:value="41842594.2553596" calcext:value-type="float">
            <text:p>41842594.2553596</text:p>
          </table:table-cell>
          <table:table-cell office:value-type="float" office:value="132270.865657591" calcext:value-type="float">
            <text:p>132270.86565759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5-02</text:p>
          </table:table-cell>
          <table:table-cell table:style-name="ce1" office:value-type="string" calcext:value-type="string">
            <text:p>16.41053</text:p>
          </table:table-cell>
          <table:table-cell office:value-type="float" office:value="62.1536189602916" calcext:value-type="float">
            <text:p>62.1536189602916</text:p>
          </table:table-cell>
          <table:table-cell table:style-name="ce2" office:value-type="float" office:value="84.0390879478827" calcext:value-type="float">
            <text:p>84.0</text:p>
          </table:table-cell>
          <table:table-cell office:value-type="float" office:value="85.1205211888054" calcext:value-type="float">
            <text:p>85.1205211888054</text:p>
          </table:table-cell>
          <table:table-cell office:value-type="float" office:value="39911385.0873224" calcext:value-type="float">
            <text:p>39911385.0873224</text:p>
          </table:table-cell>
          <table:table-cell office:value-type="float" office:value="127970.445291782" calcext:value-type="float">
            <text:p>127970.44529178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5-03</text:p>
          </table:table-cell>
          <table:table-cell table:style-name="ce1" office:value-type="string" calcext:value-type="string">
            <text:p>14.90000</text:p>
          </table:table-cell>
          <table:table-cell office:value-type="float" office:value="60.1463604766384" calcext:value-type="float">
            <text:p>60.1463604766384</text:p>
          </table:table-cell>
          <table:table-cell table:style-name="ce2" office:value-type="float" office:value="93.185667752443" calcext:value-type="float">
            <text:p>93.2</text:p>
          </table:table-cell>
          <table:table-cell office:value-type="float" office:value="86.1125616673458" calcext:value-type="float">
            <text:p>86.1125616673458</text:p>
          </table:table-cell>
          <table:table-cell office:value-type="float" office:value="38987199.2540328" calcext:value-type="float">
            <text:p>38987199.2540328</text:p>
          </table:table-cell>
          <table:table-cell office:value-type="float" office:value="125069.871241376" calcext:value-type="float">
            <text:p>125069.87124137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5-04</text:p>
          </table:table-cell>
          <table:table-cell table:style-name="ce1" office:value-type="string" calcext:value-type="string">
            <text:p>13.75714</text:p>
          </table:table-cell>
          <table:table-cell office:value-type="float" office:value="63.5934481096249" calcext:value-type="float">
            <text:p>63.5934481096249</text:p>
          </table:table-cell>
          <table:table-cell table:style-name="ce2" office:value-type="float" office:value="88.8078175895765" calcext:value-type="float">
            <text:p>88.8</text:p>
          </table:table-cell>
          <table:table-cell office:value-type="float" office:value="86.5317304409301" calcext:value-type="float">
            <text:p>86.5317304409301</text:p>
          </table:table-cell>
          <table:table-cell office:value-type="float" office:value="38615639.4073388" calcext:value-type="float">
            <text:p>38615639.4073388</text:p>
          </table:table-cell>
          <table:table-cell office:value-type="float" office:value="123029.366750817" calcext:value-type="float">
            <text:p>123029.36675081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5-05</text:p>
          </table:table-cell>
          <table:table-cell table:style-name="ce1" office:value-type="string" calcext:value-type="string">
            <text:p>13.46500</text:p>
          </table:table-cell>
          <table:table-cell office:value-type="float" office:value="69.0710869128719" calcext:value-type="float">
            <text:p>69.0710869128719</text:p>
          </table:table-cell>
          <table:table-cell table:style-name="ce2" office:value-type="float" office:value="87.8697068403909" calcext:value-type="float">
            <text:p>87.9</text:p>
          </table:table-cell>
          <table:table-cell office:value-type="float" office:value="86.856730760204" calcext:value-type="float">
            <text:p>86.856730760204</text:p>
          </table:table-cell>
          <table:table-cell office:value-type="float" office:value="38569569.3434379" calcext:value-type="float">
            <text:p>38569569.3434379</text:p>
          </table:table-cell>
          <table:table-cell office:value-type="float" office:value="121701.713931458" calcext:value-type="float">
            <text:p>121701.71393145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5-06</text:p>
          </table:table-cell>
          <table:table-cell table:style-name="ce1" office:value-type="string" calcext:value-type="string">
            <text:p>14.33636</text:p>
          </table:table-cell>
          <table:table-cell office:value-type="float" office:value="66.1610763600439" calcext:value-type="float">
            <text:p>66.1610763600439</text:p>
          </table:table-cell>
          <table:table-cell table:style-name="ce2" office:value-type="float" office:value="89.1986970684039" calcext:value-type="float">
            <text:p>89.2</text:p>
          </table:table-cell>
          <table:table-cell office:value-type="float" office:value="87.0588331404808" calcext:value-type="float">
            <text:p>87.0588331404808</text:p>
          </table:table-cell>
          <table:table-cell office:value-type="float" office:value="38554871.2166149" calcext:value-type="float">
            <text:p>38554871.2166149</text:p>
          </table:table-cell>
          <table:table-cell office:value-type="float" office:value="120870.009629236" calcext:value-type="float">
            <text:p>120870.00962923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5-07</text:p>
          </table:table-cell>
          <table:table-cell table:style-name="ce1" office:value-type="string" calcext:value-type="string">
            <text:p>14.46364</text:p>
          </table:table-cell>
          <table:table-cell office:value-type="float" office:value="59.9481034547908" calcext:value-type="float">
            <text:p>59.9481034547908</text:p>
          </table:table-cell>
          <table:table-cell table:style-name="ce2" office:value-type="float" office:value="90.371335504886" calcext:value-type="float">
            <text:p>90.4</text:p>
          </table:table-cell>
          <table:table-cell office:value-type="float" office:value="87.5736234369773" calcext:value-type="float">
            <text:p>87.5736234369773</text:p>
          </table:table-cell>
          <table:table-cell office:value-type="float" office:value="38504754.8298224" calcext:value-type="float">
            <text:p>38504754.8298224</text:p>
          </table:table-cell>
          <table:table-cell office:value-type="float" office:value="119556.683726063" calcext:value-type="float">
            <text:p>119556.68372606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5-08</text:p>
          </table:table-cell>
          <table:table-cell table:style-name="ce1" office:value-type="string" calcext:value-type="string">
            <text:p>18.31905</text:p>
          </table:table-cell>
          <table:table-cell office:value-type="float" office:value="50.1424512280129" calcext:value-type="float">
            <text:p>50.1424512280129</text:p>
          </table:table-cell>
          <table:table-cell table:style-name="ce2" office:value-type="float" office:value="90.7622149837133" calcext:value-type="float">
            <text:p>90.8</text:p>
          </table:table-cell>
          <table:table-cell office:value-type="float" office:value="88.3165771617703" calcext:value-type="float">
            <text:p>88.3165771617703</text:p>
          </table:table-cell>
          <table:table-cell office:value-type="float" office:value="38509694.4344919" calcext:value-type="float">
            <text:p>38509694.4344919</text:p>
          </table:table-cell>
          <table:table-cell office:value-type="float" office:value="118574.794637004" calcext:value-type="float">
            <text:p>118574.79463700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5-09</text:p>
          </table:table-cell>
          <table:table-cell table:style-name="ce1" office:value-type="string" calcext:value-type="string">
            <text:p>24.56190</text:p>
          </table:table-cell>
          <table:table-cell office:value-type="float" office:value="50.7804855702477" calcext:value-type="float">
            <text:p>50.7804855702477</text:p>
          </table:table-cell>
          <table:table-cell table:style-name="ce2" office:value-type="float" office:value="91.700325732899" calcext:value-type="float">
            <text:p>91.7</text:p>
          </table:table-cell>
          <table:table-cell office:value-type="float" office:value="89.0760262174241" calcext:value-type="float">
            <text:p>89.0760262174241</text:p>
          </table:table-cell>
          <table:table-cell office:value-type="float" office:value="38254638.7024778" calcext:value-type="float">
            <text:p>38254638.7024778</text:p>
          </table:table-cell>
          <table:table-cell office:value-type="float" office:value="117552.066977498" calcext:value-type="float">
            <text:p>117552.06697749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5-10</text:p>
          </table:table-cell>
          <table:table-cell table:style-name="ce1" office:value-type="string" calcext:value-type="string">
            <text:p>17.12727</text:p>
          </table:table-cell>
          <table:table-cell office:value-type="float" office:value="51.6554335770642" calcext:value-type="float">
            <text:p>51.6554335770642</text:p>
          </table:table-cell>
          <table:table-cell table:style-name="ce2" office:value-type="float" office:value="96.4690553745928" calcext:value-type="float">
            <text:p>96.5</text:p>
          </table:table-cell>
          <table:table-cell office:value-type="float" office:value="89.7736662522738" calcext:value-type="float">
            <text:p>89.7736662522738</text:p>
          </table:table-cell>
          <table:table-cell office:value-type="float" office:value="38726648.3049749" calcext:value-type="float">
            <text:p>38726648.3049749</text:p>
          </table:table-cell>
          <table:table-cell office:value-type="float" office:value="116622.673853813" calcext:value-type="float">
            <text:p>116622.67385381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5-11</text:p>
          </table:table-cell>
          <table:table-cell table:style-name="ce1" office:value-type="string" calcext:value-type="string">
            <text:p>16.28000</text:p>
          </table:table-cell>
          <table:table-cell office:value-type="float" office:value="47.573249463739" calcext:value-type="float">
            <text:p>47.573249463739</text:p>
          </table:table-cell>
          <table:table-cell table:style-name="ce2" office:value-type="float" office:value="96" calcext:value-type="float">
            <text:p>96.0</text:p>
          </table:table-cell>
          <table:table-cell office:value-type="float" office:value="90.369006953564" calcext:value-type="float">
            <text:p>90.369006953564</text:p>
          </table:table-cell>
          <table:table-cell office:value-type="float" office:value="38624043.9910283" calcext:value-type="float">
            <text:p>38624043.9910283</text:p>
          </table:table-cell>
          <table:table-cell office:value-type="float" office:value="115570.662465801" calcext:value-type="float">
            <text:p>115570.66246580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5-12</text:p>
          </table:table-cell>
          <table:table-cell table:style-name="ce1" office:value-type="string" calcext:value-type="string">
            <text:p>17.85000</text:p>
          </table:table-cell>
          <table:table-cell office:value-type="float" office:value="40.6859619634358" calcext:value-type="float">
            <text:p>40.6859619634358</text:p>
          </table:table-cell>
          <table:table-cell table:style-name="ce2" office:value-type="float" office:value="103.583061889251" calcext:value-type="float">
            <text:p>103.6</text:p>
          </table:table-cell>
          <table:table-cell office:value-type="float" office:value="90.856389442177" calcext:value-type="float">
            <text:p>90.856389442177</text:p>
          </table:table-cell>
          <table:table-cell office:value-type="float" office:value="38351533.903046" calcext:value-type="float">
            <text:p>38351533.903046</text:p>
          </table:table-cell>
          <table:table-cell office:value-type="float" office:value="114513.949584377" calcext:value-type="float">
            <text:p>114513.94958437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6-01</text:p>
          </table:table-cell>
          <table:table-cell table:style-name="ce1" office:value-type="string" calcext:value-type="string">
            <text:p>23.90526</text:p>
          </table:table-cell>
          <table:table-cell office:value-type="float" office:value="33.8580653262528" calcext:value-type="float">
            <text:p>33.8580653262528</text:p>
          </table:table-cell>
          <table:table-cell table:style-name="ce2" office:value-type="float" office:value="85.7" calcext:value-type="float">
            <text:p>85.7</text:p>
          </table:table-cell>
          <table:table-cell office:value-type="float" office:value="91.4401713609409" calcext:value-type="float">
            <text:p>91.4401713609409</text:p>
          </table:table-cell>
          <table:table-cell office:value-type="float" office:value="38469416.0962889" calcext:value-type="float">
            <text:p>38469416.0962889</text:p>
          </table:table-cell>
          <table:table-cell office:value-type="float" office:value="113689.944422399" calcext:value-type="float">
            <text:p>113689.94442239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6-02</text:p>
          </table:table-cell>
          <table:table-cell table:style-name="ce1" office:value-type="string" calcext:value-type="string">
            <text:p>22.99000</text:p>
          </table:table-cell>
          <table:table-cell office:value-type="float" office:value="35.7198442566733" calcext:value-type="float">
            <text:p>35.7198442566733</text:p>
          </table:table-cell>
          <table:table-cell table:style-name="ce2" office:value-type="float" office:value="85.7" calcext:value-type="float">
            <text:p>85.7</text:p>
          </table:table-cell>
          <table:table-cell office:value-type="float" office:value="91.8958769321477" calcext:value-type="float">
            <text:p>91.8958769321477</text:p>
          </table:table-cell>
          <table:table-cell office:value-type="float" office:value="38645700.0962317" calcext:value-type="float">
            <text:p>38645700.0962317</text:p>
          </table:table-cell>
          <table:table-cell office:value-type="float" office:value="112445.556263963" calcext:value-type="float">
            <text:p>112445.55626396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6-03</text:p>
          </table:table-cell>
          <table:table-cell table:style-name="ce1" office:value-type="string" calcext:value-type="string">
            <text:p>16.39545</text:p>
          </table:table-cell>
          <table:table-cell office:value-type="float" office:value="41.967670312131" calcext:value-type="float">
            <text:p>41.967670312131</text:p>
          </table:table-cell>
          <table:table-cell table:style-name="ce2" office:value-type="float" office:value="94" calcext:value-type="float">
            <text:p>94.0</text:p>
          </table:table-cell>
          <table:table-cell office:value-type="float" office:value="92.2894725600944" calcext:value-type="float">
            <text:p>92.2894725600944</text:p>
          </table:table-cell>
          <table:table-cell office:value-type="float" office:value="38517929.5253344" calcext:value-type="float">
            <text:p>38517929.5253344</text:p>
          </table:table-cell>
          <table:table-cell office:value-type="float" office:value="111985.091184375" calcext:value-type="float">
            <text:p>111985.09118437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6-04</text:p>
          </table:table-cell>
          <table:table-cell table:style-name="ce1" office:value-type="string" calcext:value-type="string">
            <text:p>14.49524</text:p>
          </table:table-cell>
          <table:table-cell office:value-type="float" office:value="45.525026532144" calcext:value-type="float">
            <text:p>45.525026532144</text:p>
          </table:table-cell>
          <table:table-cell table:style-name="ce2" office:value-type="float" office:value="88.7" calcext:value-type="float">
            <text:p>88.7</text:p>
          </table:table-cell>
          <table:table-cell office:value-type="float" office:value="92.6998304304952" calcext:value-type="float">
            <text:p>92.6998304304952</text:p>
          </table:table-cell>
          <table:table-cell office:value-type="float" office:value="38523152.4525554" calcext:value-type="float">
            <text:p>38523152.4525554</text:p>
          </table:table-cell>
          <table:table-cell office:value-type="float" office:value="111315.500277392" calcext:value-type="float">
            <text:p>111315.50027739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6-05</text:p>
          </table:table-cell>
          <table:table-cell table:style-name="ce1" office:value-type="string" calcext:value-type="string">
            <text:p>15.11905</text:p>
          </table:table-cell>
          <table:table-cell office:value-type="float" office:value="50.0343394415876" calcext:value-type="float">
            <text:p>50.0343394415876</text:p>
          </table:table-cell>
          <table:table-cell table:style-name="ce2" office:value-type="float" office:value="88.2" calcext:value-type="float">
            <text:p>88.2</text:p>
          </table:table-cell>
          <table:table-cell office:value-type="float" office:value="93.0883107404136" calcext:value-type="float">
            <text:p>93.0883107404136</text:p>
          </table:table-cell>
          <table:table-cell office:value-type="float" office:value="38596003.8529327" calcext:value-type="float">
            <text:p>38596003.8529327</text:p>
          </table:table-cell>
          <table:table-cell office:value-type="float" office:value="111005.24778901" calcext:value-type="float">
            <text:p>111005.2477890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6-06</text:p>
          </table:table-cell>
          <table:table-cell table:style-name="ce1" office:value-type="string" calcext:value-type="string">
            <text:p>17.81818</text:p>
          </table:table-cell>
          <table:table-cell office:value-type="float" office:value="52.1350782047078" calcext:value-type="float">
            <text:p>52.1350782047078</text:p>
          </table:table-cell>
          <table:table-cell table:style-name="ce2" office:value-type="float" office:value="90.2" calcext:value-type="float">
            <text:p>90.2</text:p>
          </table:table-cell>
          <table:table-cell office:value-type="float" office:value="93.4558438952111" calcext:value-type="float">
            <text:p>93.4558438952111</text:p>
          </table:table-cell>
          <table:table-cell office:value-type="float" office:value="38143129.9683835" calcext:value-type="float">
            <text:p>38143129.9683835</text:p>
          </table:table-cell>
          <table:table-cell office:value-type="float" office:value="110777.20309934" calcext:value-type="float">
            <text:p>110777.2030993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6-07</text:p>
          </table:table-cell>
          <table:table-cell table:style-name="ce1" office:value-type="string" calcext:value-type="string">
            <text:p>13.36000</text:p>
          </table:table-cell>
          <table:table-cell office:value-type="float" office:value="48.7325058124204" calcext:value-type="float">
            <text:p>48.7325058124204</text:p>
          </table:table-cell>
          <table:table-cell table:style-name="ce2" office:value-type="float" office:value="90.7" calcext:value-type="float">
            <text:p>90.7</text:p>
          </table:table-cell>
          <table:table-cell office:value-type="float" office:value="93.9488016961949" calcext:value-type="float">
            <text:p>93.9488016961949</text:p>
          </table:table-cell>
          <table:table-cell office:value-type="float" office:value="38529684.6223278" calcext:value-type="float">
            <text:p>38529684.6223278</text:p>
          </table:table-cell>
          <table:table-cell office:value-type="float" office:value="110331.934126413" calcext:value-type="float">
            <text:p>110331.93412641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6-08</text:p>
          </table:table-cell>
          <table:table-cell table:style-name="ce1" office:value-type="string" calcext:value-type="string">
            <text:p>12.42174</text:p>
          </table:table-cell>
          <table:table-cell office:value-type="float" office:value="49.1160540860134" calcext:value-type="float">
            <text:p>49.1160540860134</text:p>
          </table:table-cell>
          <table:table-cell table:style-name="ce2" office:value-type="float" office:value="92.8" calcext:value-type="float">
            <text:p>92.8</text:p>
          </table:table-cell>
          <table:table-cell office:value-type="float" office:value="94.3844383308436" calcext:value-type="float">
            <text:p>94.3844383308436</text:p>
          </table:table-cell>
          <table:table-cell office:value-type="float" office:value="38573128.8375985" calcext:value-type="float">
            <text:p>38573128.8375985</text:p>
          </table:table-cell>
          <table:table-cell office:value-type="float" office:value="110198.367272596" calcext:value-type="float">
            <text:p>110198.36727259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6-09</text:p>
          </table:table-cell>
          <table:table-cell table:style-name="ce1" office:value-type="string" calcext:value-type="string">
            <text:p>14.32381</text:p>
          </table:table-cell>
          <table:table-cell office:value-type="float" office:value="49.325547179476" calcext:value-type="float">
            <text:p>49.325547179476</text:p>
          </table:table-cell>
          <table:table-cell table:style-name="ce2" office:value-type="float" office:value="94" calcext:value-type="float">
            <text:p>94.0</text:p>
          </table:table-cell>
          <table:table-cell office:value-type="float" office:value="94.775864158656" calcext:value-type="float">
            <text:p>94.775864158656</text:p>
          </table:table-cell>
          <table:table-cell office:value-type="float" office:value="38639149.6665192" calcext:value-type="float">
            <text:p>38639149.6665192</text:p>
          </table:table-cell>
          <table:table-cell office:value-type="float" office:value="110703.638454155" calcext:value-type="float">
            <text:p>110703.63845415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6-10</text:p>
          </table:table-cell>
          <table:table-cell table:style-name="ce1" office:value-type="string" calcext:value-type="string">
            <text:p>14.61905</text:p>
          </table:table-cell>
          <table:table-cell office:value-type="float" office:value="53.4034825693289" calcext:value-type="float">
            <text:p>53.4034825693289</text:p>
          </table:table-cell>
          <table:table-cell table:style-name="ce2" office:value-type="float" office:value="99.4" calcext:value-type="float">
            <text:p>99.4</text:p>
          </table:table-cell>
          <table:table-cell office:value-type="float" office:value="95.2107980807228" calcext:value-type="float">
            <text:p>95.2107980807228</text:p>
          </table:table-cell>
          <table:table-cell office:value-type="float" office:value="38456265.1905901" calcext:value-type="float">
            <text:p>38456265.1905901</text:p>
          </table:table-cell>
          <table:table-cell office:value-type="float" office:value="110647.691358161" calcext:value-type="float">
            <text:p>110647.69135816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6-11</text:p>
          </table:table-cell>
          <table:table-cell table:style-name="ce1" office:value-type="string" calcext:value-type="string">
            <text:p>15.45238</text:p>
          </table:table-cell>
          <table:table-cell office:value-type="float" office:value="48.701484394083" calcext:value-type="float">
            <text:p>48.701484394083</text:p>
          </table:table-cell>
          <table:table-cell table:style-name="ce2" office:value-type="float" office:value="101" calcext:value-type="float">
            <text:p>101.0</text:p>
          </table:table-cell>
          <table:table-cell office:value-type="float" office:value="95.5339618683851" calcext:value-type="float">
            <text:p>95.5339618683851</text:p>
          </table:table-cell>
          <table:table-cell office:value-type="float" office:value="38355437.4626287" calcext:value-type="float">
            <text:p>38355437.4626287</text:p>
          </table:table-cell>
          <table:table-cell office:value-type="float" office:value="110544.708849711" calcext:value-type="float">
            <text:p>110544.7088497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6-12</text:p>
          </table:table-cell>
          <table:table-cell table:style-name="ce1" office:value-type="string" calcext:value-type="string">
            <text:p>12.49524</text:p>
          </table:table-cell>
          <table:table-cell office:value-type="float" office:value="56.9410137288989" calcext:value-type="float">
            <text:p>56.9410137288989</text:p>
          </table:table-cell>
          <table:table-cell table:style-name="ce2" office:value-type="float" office:value="107.6" calcext:value-type="float">
            <text:p>107.6</text:p>
          </table:table-cell>
          <table:table-cell office:value-type="float" office:value="95.6988251104569" calcext:value-type="float">
            <text:p>95.6988251104569</text:p>
          </table:table-cell>
          <table:table-cell office:value-type="float" office:value="38591055.8017547" calcext:value-type="float">
            <text:p>38591055.8017547</text:p>
          </table:table-cell>
          <table:table-cell office:value-type="float" office:value="110891.549480898" calcext:value-type="float">
            <text:p>110891.54948089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7-01</text:p>
          </table:table-cell>
          <table:table-cell table:style-name="ce1" office:value-type="string" calcext:value-type="string">
            <text:p>11.85500</text:p>
          </table:table-cell>
          <table:table-cell office:value-type="float" office:value="57.421030364301" calcext:value-type="float">
            <text:p>57.421030364301</text:p>
          </table:table-cell>
          <table:table-cell table:style-name="ce2" office:value-type="float" office:value="91.3" calcext:value-type="float">
            <text:p>91.3</text:p>
          </table:table-cell>
          <table:table-cell office:value-type="float" office:value="96.0339439707498" calcext:value-type="float">
            <text:p>96.0339439707498</text:p>
          </table:table-cell>
          <table:table-cell office:value-type="float" office:value="39361311.6748733" calcext:value-type="float">
            <text:p>39361311.6748733</text:p>
          </table:table-cell>
          <table:table-cell office:value-type="float" office:value="110831.770100391" calcext:value-type="float">
            <text:p>110831.77010039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7-02</text:p>
          </table:table-cell>
          <table:table-cell table:style-name="ce1" office:value-type="string" calcext:value-type="string">
            <text:p>11.60526</text:p>
          </table:table-cell>
          <table:table-cell office:value-type="float" office:value="57.7260044110924" calcext:value-type="float">
            <text:p>57.7260044110924</text:p>
          </table:table-cell>
          <table:table-cell table:style-name="ce2" office:value-type="float" office:value="87.1" calcext:value-type="float">
            <text:p>87.1</text:p>
          </table:table-cell>
          <table:table-cell office:value-type="float" office:value="96.1399363943461" calcext:value-type="float">
            <text:p>96.1399363943461</text:p>
          </table:table-cell>
          <table:table-cell office:value-type="float" office:value="39241480.0913252" calcext:value-type="float">
            <text:p>39241480.0913252</text:p>
          </table:table-cell>
          <table:table-cell office:value-type="float" office:value="110389.515512766" calcext:value-type="float">
            <text:p>110389.51551276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7-03</text:p>
          </table:table-cell>
          <table:table-cell table:style-name="ce1" office:value-type="string" calcext:value-type="string">
            <text:p>12.01739</text:p>
          </table:table-cell>
          <table:table-cell office:value-type="float" office:value="54.2105688410309" calcext:value-type="float">
            <text:p>54.2105688410309</text:p>
          </table:table-cell>
          <table:table-cell table:style-name="ce2" office:value-type="float" office:value="97.4" calcext:value-type="float">
            <text:p>97.4</text:p>
          </table:table-cell>
          <table:table-cell office:value-type="float" office:value="96.2506070386258" calcext:value-type="float">
            <text:p>96.2506070386258</text:p>
          </table:table-cell>
          <table:table-cell office:value-type="float" office:value="39102388.1905455" calcext:value-type="float">
            <text:p>39102388.1905455</text:p>
          </table:table-cell>
          <table:table-cell office:value-type="float" office:value="110608.632273121" calcext:value-type="float">
            <text:p>110608.63227312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7-04</text:p>
          </table:table-cell>
          <table:table-cell table:style-name="ce1" office:value-type="string" calcext:value-type="string">
            <text:p>13.12105</text:p>
          </table:table-cell>
          <table:table-cell office:value-type="float" office:value="55.5039240215647" calcext:value-type="float">
            <text:p>55.5039240215647</text:p>
          </table:table-cell>
          <table:table-cell table:style-name="ce2" office:value-type="float" office:value="92.5" calcext:value-type="float">
            <text:p>92.5</text:p>
          </table:table-cell>
          <table:table-cell office:value-type="float" office:value="96.5672259104892" calcext:value-type="float">
            <text:p>96.5672259104892</text:p>
          </table:table-cell>
          <table:table-cell office:value-type="float" office:value="39572403.203776" calcext:value-type="float">
            <text:p>39572403.203776</text:p>
          </table:table-cell>
          <table:table-cell office:value-type="float" office:value="111170.574682874" calcext:value-type="float">
            <text:p>111170.57468287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7-05</text:p>
          </table:table-cell>
          <table:table-cell table:style-name="ce1" office:value-type="string" calcext:value-type="string">
            <text:p>10.89091</text:p>
          </table:table-cell>
          <table:table-cell office:value-type="float" office:value="52.8675865893754" calcext:value-type="float">
            <text:p>52.8675865893754</text:p>
          </table:table-cell>
          <table:table-cell table:style-name="ce2" office:value-type="float" office:value="93.8" calcext:value-type="float">
            <text:p>93.8</text:p>
          </table:table-cell>
          <table:table-cell office:value-type="float" office:value="96.9472928196137" calcext:value-type="float">
            <text:p>96.9472928196137</text:p>
          </table:table-cell>
          <table:table-cell office:value-type="float" office:value="39635594.6436763" calcext:value-type="float">
            <text:p>39635594.6436763</text:p>
          </table:table-cell>
          <table:table-cell office:value-type="float" office:value="111873.799510632" calcext:value-type="float">
            <text:p>111873.79951063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7-06</text:p>
          </table:table-cell>
          <table:table-cell table:style-name="ce1" office:value-type="string" calcext:value-type="string">
            <text:p>10.52273</text:p>
          </table:table-cell>
          <table:table-cell office:value-type="float" office:value="49.0058603715445" calcext:value-type="float">
            <text:p>49.0058603715445</text:p>
          </table:table-cell>
          <table:table-cell table:style-name="ce2" office:value-type="float" office:value="95.2" calcext:value-type="float">
            <text:p>95.2</text:p>
          </table:table-cell>
          <table:table-cell office:value-type="float" office:value="97.5394424416603" calcext:value-type="float">
            <text:p>97.5394424416603</text:p>
          </table:table-cell>
          <table:table-cell office:value-type="float" office:value="39663304.4351668" calcext:value-type="float">
            <text:p>39663304.4351668</text:p>
          </table:table-cell>
          <table:table-cell office:value-type="float" office:value="112048.323492692" calcext:value-type="float">
            <text:p>112048.32349269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7-07</text:p>
          </table:table-cell>
          <table:table-cell table:style-name="ce1" office:value-type="string" calcext:value-type="string">
            <text:p>10.33000</text:p>
          </table:table-cell>
          <table:table-cell office:value-type="float" office:value="50.6353261170122" calcext:value-type="float">
            <text:p>50.6353261170122</text:p>
          </table:table-cell>
          <table:table-cell table:style-name="ce2" office:value-type="float" office:value="94.8" calcext:value-type="float">
            <text:p>94.8</text:p>
          </table:table-cell>
          <table:table-cell office:value-type="float" office:value="97.5900632031017" calcext:value-type="float">
            <text:p>97.5900632031017</text:p>
          </table:table-cell>
          <table:table-cell office:value-type="float" office:value="40397290.1605284" calcext:value-type="float">
            <text:p>40397290.1605284</text:p>
          </table:table-cell>
          <table:table-cell office:value-type="float" office:value="113204.804233069" calcext:value-type="float">
            <text:p>113204.80423306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7-08</text:p>
          </table:table-cell>
          <table:table-cell table:style-name="ce1" office:value-type="string" calcext:value-type="string">
            <text:p>12.01739</text:p>
          </table:table-cell>
          <table:table-cell office:value-type="float" office:value="53.180191433933" calcext:value-type="float">
            <text:p>53.180191433933</text:p>
          </table:table-cell>
          <table:table-cell table:style-name="ce2" office:value-type="float" office:value="97.6" calcext:value-type="float">
            <text:p>97.6</text:p>
          </table:table-cell>
          <table:table-cell office:value-type="float" office:value="97.4938517021312" calcext:value-type="float">
            <text:p>97.4938517021312</text:p>
          </table:table-cell>
          <table:table-cell office:value-type="float" office:value="40484718.0728805" calcext:value-type="float">
            <text:p>40484718.0728805</text:p>
          </table:table-cell>
          <table:table-cell office:value-type="float" office:value="114807.670479546" calcext:value-type="float">
            <text:p>114807.67047954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7-09</text:p>
          </table:table-cell>
          <table:table-cell table:style-name="ce1" office:value-type="string" calcext:value-type="string">
            <text:p>10.59000</text:p>
          </table:table-cell>
          <table:table-cell office:value-type="float" office:value="56.608460773278" calcext:value-type="float">
            <text:p>56.608460773278</text:p>
          </table:table-cell>
          <table:table-cell table:style-name="ce2" office:value-type="float" office:value="97.7" calcext:value-type="float">
            <text:p>97.7</text:p>
          </table:table-cell>
          <table:table-cell office:value-type="float" office:value="97.6078776242209" calcext:value-type="float">
            <text:p>97.6078776242209</text:p>
          </table:table-cell>
          <table:table-cell office:value-type="float" office:value="41169670.9098696" calcext:value-type="float">
            <text:p>41169670.9098696</text:p>
          </table:table-cell>
          <table:table-cell office:value-type="float" office:value="116610.864584311" calcext:value-type="float">
            <text:p>116610.8645843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7-10</text:p>
          </table:table-cell>
          <table:table-cell table:style-name="ce1" office:value-type="string" calcext:value-type="string">
            <text:p>10.10455</text:p>
          </table:table-cell>
          <table:table-cell office:value-type="float" office:value="58.5792302607662" calcext:value-type="float">
            <text:p>58.5792302607662</text:p>
          </table:table-cell>
          <table:table-cell table:style-name="ce2" office:value-type="float" office:value="101.6" calcext:value-type="float">
            <text:p>101.6</text:p>
          </table:table-cell>
          <table:table-cell office:value-type="float" office:value="97.8213816224721" calcext:value-type="float">
            <text:p>97.8213816224721</text:p>
          </table:table-cell>
          <table:table-cell office:value-type="float" office:value="41847631.1835244" calcext:value-type="float">
            <text:p>41847631.1835244</text:p>
          </table:table-cell>
          <table:table-cell office:value-type="float" office:value="117988.621797881" calcext:value-type="float">
            <text:p>117988.62179788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7-11</text:p>
          </table:table-cell>
          <table:table-cell table:style-name="ce1" office:value-type="string" calcext:value-type="string">
            <text:p>10.54286</text:p>
          </table:table-cell>
          <table:table-cell office:value-type="float" office:value="63.8050622261851" calcext:value-type="float">
            <text:p>63.8050622261851</text:p>
          </table:table-cell>
          <table:table-cell table:style-name="ce2" office:value-type="float" office:value="102.1" calcext:value-type="float">
            <text:p>102.1</text:p>
          </table:table-cell>
          <table:table-cell office:value-type="float" office:value="97.9409888290344" calcext:value-type="float">
            <text:p>97.9409888290344</text:p>
          </table:table-cell>
          <table:table-cell office:value-type="float" office:value="42424790.168835" calcext:value-type="float">
            <text:p>42424790.168835</text:p>
          </table:table-cell>
          <table:table-cell office:value-type="float" office:value="119371.002271667" calcext:value-type="float">
            <text:p>119371.00227166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7-12</text:p>
          </table:table-cell>
          <table:table-cell table:style-name="ce1" office:value-type="string" calcext:value-type="string">
            <text:p>10.16500</text:p>
          </table:table-cell>
          <table:table-cell office:value-type="float" office:value="64.9151451877479" calcext:value-type="float">
            <text:p>64.9151451877479</text:p>
          </table:table-cell>
          <table:table-cell table:style-name="ce2" office:value-type="float" office:value="108" calcext:value-type="float">
            <text:p>108.0</text:p>
          </table:table-cell>
          <table:table-cell office:value-type="float" office:value="98.1398432320528" calcext:value-type="float">
            <text:p>98.1398432320528</text:p>
          </table:table-cell>
          <table:table-cell office:value-type="float" office:value="42959813.8854884" calcext:value-type="float">
            <text:p>42959813.8854884</text:p>
          </table:table-cell>
          <table:table-cell office:value-type="float" office:value="121132.881493307" calcext:value-type="float">
            <text:p>121132.88149330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8-01</text:p>
          </table:table-cell>
          <table:table-cell table:style-name="ce1" office:value-type="string" calcext:value-type="string">
            <text:p>10.90476</text:p>
          </table:table-cell>
          <table:table-cell office:value-type="float" office:value="69.5084270285568" calcext:value-type="float">
            <text:p>69.5084270285568</text:p>
          </table:table-cell>
          <table:table-cell table:style-name="ce2" office:value-type="float" office:value="93.8" calcext:value-type="float">
            <text:p>93.8</text:p>
          </table:table-cell>
          <table:table-cell office:value-type="float" office:value="98.1918879975997" calcext:value-type="float">
            <text:p>98.1918879975997</text:p>
          </table:table-cell>
          <table:table-cell office:value-type="float" office:value="43719241.8594186" calcext:value-type="float">
            <text:p>43719241.8594186</text:p>
          </table:table-cell>
          <table:table-cell office:value-type="float" office:value="122876.321517465" calcext:value-type="float">
            <text:p>122876.32151746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8-02</text:p>
          </table:table-cell>
          <table:table-cell table:style-name="ce1" office:value-type="string" calcext:value-type="string">
            <text:p>22.01579</text:p>
          </table:table-cell>
          <table:table-cell office:value-type="float" office:value="66.109110880091" calcext:value-type="float">
            <text:p>66.109110880091</text:p>
          </table:table-cell>
          <table:table-cell table:style-name="ce2" office:value-type="float" office:value="89.8" calcext:value-type="float">
            <text:p>89.8</text:p>
          </table:table-cell>
          <table:table-cell office:value-type="float" office:value="98.3023804676546" calcext:value-type="float">
            <text:p>98.3023804676546</text:p>
          </table:table-cell>
          <table:table-cell office:value-type="float" office:value="43511999.1972871" calcext:value-type="float">
            <text:p>43511999.1972871</text:p>
          </table:table-cell>
          <table:table-cell office:value-type="float" office:value="123666.94419979" calcext:value-type="float">
            <text:p>123666.9441997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8-03</text:p>
          </table:table-cell>
          <table:table-cell table:style-name="ce1" office:value-type="string" calcext:value-type="string">
            <text:p>19.12381</text:p>
          </table:table-cell>
          <table:table-cell office:value-type="float" office:value="67.2989905346813" calcext:value-type="float">
            <text:p>67.2989905346813</text:p>
          </table:table-cell>
          <table:table-cell table:style-name="ce2" office:value-type="float" office:value="100.1" calcext:value-type="float">
            <text:p>100.1</text:p>
          </table:table-cell>
          <table:table-cell office:value-type="float" office:value="98.5612949562637" calcext:value-type="float">
            <text:p>98.5612949562637</text:p>
          </table:table-cell>
          <table:table-cell office:value-type="float" office:value="43402321.3868919" calcext:value-type="float">
            <text:p>43402321.3868919</text:p>
          </table:table-cell>
          <table:table-cell office:value-type="float" office:value="124510.559702423" calcext:value-type="float">
            <text:p>124510.55970242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8-04</text:p>
          </table:table-cell>
          <table:table-cell table:style-name="ce1" office:value-type="string" calcext:value-type="string">
            <text:p>18.51905</text:p>
          </table:table-cell>
          <table:table-cell office:value-type="float" office:value="72.1827212799612" calcext:value-type="float">
            <text:p>72.1827212799612</text:p>
          </table:table-cell>
          <table:table-cell table:style-name="ce2" office:value-type="float" office:value="95.4" calcext:value-type="float">
            <text:p>95.4</text:p>
          </table:table-cell>
          <table:table-cell office:value-type="float" office:value="98.9180374939275" calcext:value-type="float">
            <text:p>98.9180374939275</text:p>
          </table:table-cell>
          <table:table-cell office:value-type="float" office:value="42607261.5953257" calcext:value-type="float">
            <text:p>42607261.5953257</text:p>
          </table:table-cell>
          <table:table-cell office:value-type="float" office:value="126054.502453766" calcext:value-type="float">
            <text:p>126054.50245376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8-05</text:p>
          </table:table-cell>
          <table:table-cell table:style-name="ce1" office:value-type="string" calcext:value-type="string">
            <text:p>14.17727</text:p>
          </table:table-cell>
          <table:table-cell office:value-type="float" office:value="77.0276604245756" calcext:value-type="float">
            <text:p>77.0276604245756</text:p>
          </table:table-cell>
          <table:table-cell table:style-name="ce2" office:value-type="float" office:value="97" calcext:value-type="float">
            <text:p>97.0</text:p>
          </table:table-cell>
          <table:table-cell office:value-type="float" office:value="99.3241919486952" calcext:value-type="float">
            <text:p>99.3241919486952</text:p>
          </table:table-cell>
          <table:table-cell office:value-type="float" office:value="43512627.8422925" calcext:value-type="float">
            <text:p>43512627.8422925</text:p>
          </table:table-cell>
          <table:table-cell office:value-type="float" office:value="127839.348610646" calcext:value-type="float">
            <text:p>127839.34861064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8-06</text:p>
          </table:table-cell>
          <table:table-cell table:style-name="ce1" office:value-type="string" calcext:value-type="string">
            <text:p>13.76190</text:p>
          </table:table-cell>
          <table:table-cell office:value-type="float" office:value="75.8264667176625" calcext:value-type="float">
            <text:p>75.8264667176625</text:p>
          </table:table-cell>
          <table:table-cell table:style-name="ce2" office:value-type="float" office:value="97.1" calcext:value-type="float">
            <text:p>97.1</text:p>
          </table:table-cell>
          <table:table-cell office:value-type="float" office:value="99.8104514539167" calcext:value-type="float">
            <text:p>99.8104514539167</text:p>
          </table:table-cell>
          <table:table-cell office:value-type="float" office:value="42924204.2049884" calcext:value-type="float">
            <text:p>42924204.2049884</text:p>
          </table:table-cell>
          <table:table-cell office:value-type="float" office:value="129783.492723514" calcext:value-type="float">
            <text:p>129783.49272351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8-07</text:p>
          </table:table-cell>
          <table:table-cell table:style-name="ce1" office:value-type="string" calcext:value-type="string">
            <text:p>13.44762</text:p>
          </table:table-cell>
          <table:table-cell office:value-type="float" office:value="75.1938089111466" calcext:value-type="float">
            <text:p>75.1938089111466</text:p>
          </table:table-cell>
          <table:table-cell table:style-name="ce2" office:value-type="float" office:value="98.1" calcext:value-type="float">
            <text:p>98.1</text:p>
          </table:table-cell>
          <table:table-cell office:value-type="float" office:value="100.096154362071" calcext:value-type="float">
            <text:p>100.096154362071</text:p>
          </table:table-cell>
          <table:table-cell office:value-type="float" office:value="43336894.6853737" calcext:value-type="float">
            <text:p>43336894.6853737</text:p>
          </table:table-cell>
          <table:table-cell office:value-type="float" office:value="131851.439089861" calcext:value-type="float">
            <text:p>131851.43908986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8-08</text:p>
          </table:table-cell>
          <table:table-cell table:style-name="ce1" office:value-type="string" calcext:value-type="string">
            <text:p>12.59565</text:p>
          </table:table-cell>
          <table:table-cell office:value-type="float" office:value="73.6849698465478" calcext:value-type="float">
            <text:p>73.6849698465478</text:p>
          </table:table-cell>
          <table:table-cell table:style-name="ce2" office:value-type="float" office:value="100.2" calcext:value-type="float">
            <text:p>100.2</text:p>
          </table:table-cell>
          <table:table-cell office:value-type="float" office:value="100.560099960602" calcext:value-type="float">
            <text:p>100.560099960602</text:p>
          </table:table-cell>
          <table:table-cell office:value-type="float" office:value="43595760.1644946" calcext:value-type="float">
            <text:p>43595760.1644946</text:p>
          </table:table-cell>
          <table:table-cell office:value-type="float" office:value="133916.672768584" calcext:value-type="float">
            <text:p>133916.67276858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8-09</text:p>
          </table:table-cell>
          <table:table-cell table:style-name="ce1" office:value-type="string" calcext:value-type="string">
            <text:p>13.03684</text:p>
          </table:table-cell>
          <table:table-cell office:value-type="float" office:value="78.8221485488588" calcext:value-type="float">
            <text:p>78.8221485488588</text:p>
          </table:table-cell>
          <table:table-cell table:style-name="ce2" office:value-type="float" office:value="100" calcext:value-type="float">
            <text:p>100.0</text:p>
          </table:table-cell>
          <table:table-cell office:value-type="float" office:value="100.977407287791" calcext:value-type="float">
            <text:p>100.977407287791</text:p>
          </table:table-cell>
          <table:table-cell office:value-type="float" office:value="44158376.806919" calcext:value-type="float">
            <text:p>44158376.806919</text:p>
          </table:table-cell>
          <table:table-cell office:value-type="float" office:value="136578.620608607" calcext:value-type="float">
            <text:p>136578.62060860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8-10</text:p>
          </table:table-cell>
          <table:table-cell table:style-name="ce1" office:value-type="string" calcext:value-type="string">
            <text:p>18.97391</text:p>
          </table:table-cell>
          <table:table-cell office:value-type="float" office:value="80.2479031295588" calcext:value-type="float">
            <text:p>80.2479031295588</text:p>
          </table:table-cell>
          <table:table-cell table:style-name="ce2" office:value-type="float" office:value="107" calcext:value-type="float">
            <text:p>107.0</text:p>
          </table:table-cell>
          <table:table-cell office:value-type="float" office:value="101.326214257757" calcext:value-type="float">
            <text:p>101.326214257757</text:p>
          </table:table-cell>
          <table:table-cell office:value-type="float" office:value="44661074.462807" calcext:value-type="float">
            <text:p>44661074.462807</text:p>
          </table:table-cell>
          <table:table-cell office:value-type="float" office:value="138938.339926406" calcext:value-type="float">
            <text:p>138938.33992640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8-11</text:p>
          </table:table-cell>
          <table:table-cell table:style-name="ce1" office:value-type="string" calcext:value-type="string">
            <text:p>19.42857</text:p>
          </table:table-cell>
          <table:table-cell office:value-type="float" office:value="65.8359174726073" calcext:value-type="float">
            <text:p>65.8359174726073</text:p>
          </table:table-cell>
          <table:table-cell table:style-name="ce2" office:value-type="float" office:value="106.6" calcext:value-type="float">
            <text:p>106.6</text:p>
          </table:table-cell>
          <table:table-cell office:value-type="float" office:value="101.713640930724" calcext:value-type="float">
            <text:p>101.713640930724</text:p>
          </table:table-cell>
          <table:table-cell office:value-type="float" office:value="45862324.4366719" calcext:value-type="float">
            <text:p>45862324.4366719</text:p>
          </table:table-cell>
          <table:table-cell office:value-type="float" office:value="140792.207111665" calcext:value-type="float">
            <text:p>140792.20711166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8-12</text:p>
          </table:table-cell>
          <table:table-cell table:style-name="ce1" office:value-type="string" calcext:value-type="string">
            <text:p>24.74737</text:p>
          </table:table-cell>
          <table:table-cell office:value-type="float" office:value="57.5650519076684" calcext:value-type="float">
            <text:p>57.5650519076684</text:p>
          </table:table-cell>
          <table:table-cell table:style-name="ce2" office:value-type="float" office:value="114.9" calcext:value-type="float">
            <text:p>114.9</text:p>
          </table:table-cell>
          <table:table-cell office:value-type="float" office:value="102.324370157138" calcext:value-type="float">
            <text:p>102.324370157138</text:p>
          </table:table-cell>
          <table:table-cell office:value-type="float" office:value="46726596.9256147" calcext:value-type="float">
            <text:p>46726596.9256147</text:p>
          </table:table-cell>
          <table:table-cell office:value-type="float" office:value="143067.814417216" calcext:value-type="float">
            <text:p>143067.81441721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9-01</text:p>
          </table:table-cell>
          <table:table-cell table:style-name="ce1" office:value-type="string" calcext:value-type="string">
            <text:p>20.35714</text:p>
          </table:table-cell>
          <table:table-cell office:value-type="float" office:value="59.5971113956439" calcext:value-type="float">
            <text:p>59.5971113956439</text:p>
          </table:table-cell>
          <table:table-cell table:style-name="ce2" office:value-type="float" office:value="96.3" calcext:value-type="float">
            <text:p>96.3</text:p>
          </table:table-cell>
          <table:table-cell office:value-type="float" office:value="103.084256838928" calcext:value-type="float">
            <text:p>103.084256838928</text:p>
          </table:table-cell>
          <table:table-cell office:value-type="float" office:value="46987464.3289939" calcext:value-type="float">
            <text:p>46987464.3289939</text:p>
          </table:table-cell>
          <table:table-cell office:value-type="float" office:value="143481.259210228" calcext:value-type="float">
            <text:p>143481.25921022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9-02</text:p>
          </table:table-cell>
          <table:table-cell table:style-name="ce1" office:value-type="string" calcext:value-type="string">
            <text:p>15.53684</text:p>
          </table:table-cell>
          <table:table-cell office:value-type="float" office:value="63.8190447213304" calcext:value-type="float">
            <text:p>63.8190447213304</text:p>
          </table:table-cell>
          <table:table-cell table:style-name="ce2" office:value-type="float" office:value="93.6" calcext:value-type="float">
            <text:p>93.6</text:p>
          </table:table-cell>
          <table:table-cell office:value-type="float" office:value="103.423603103081" calcext:value-type="float">
            <text:p>103.423603103081</text:p>
          </table:table-cell>
          <table:table-cell office:value-type="float" office:value="47589954.9814986" calcext:value-type="float">
            <text:p>47589954.9814986</text:p>
          </table:table-cell>
          <table:table-cell office:value-type="float" office:value="144859.947985642" calcext:value-type="float">
            <text:p>144859.94798564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9-03</text:p>
          </table:table-cell>
          <table:table-cell table:style-name="ce1" office:value-type="string" calcext:value-type="string">
            <text:p>14.65714</text:p>
          </table:table-cell>
          <table:table-cell office:value-type="float" office:value="66.1045108669265" calcext:value-type="float">
            <text:p>66.1045108669265</text:p>
          </table:table-cell>
          <table:table-cell table:style-name="ce2" office:value-type="float" office:value="102.8" calcext:value-type="float">
            <text:p>102.8</text:p>
          </table:table-cell>
          <table:table-cell office:value-type="float" office:value="103.730456344595" calcext:value-type="float">
            <text:p>103.730456344595</text:p>
          </table:table-cell>
          <table:table-cell office:value-type="float" office:value="47321065.8737814" calcext:value-type="float">
            <text:p>47321065.8737814</text:p>
          </table:table-cell>
          <table:table-cell office:value-type="float" office:value="146218.373055391" calcext:value-type="float">
            <text:p>146218.37305539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9-04</text:p>
          </table:table-cell>
          <table:table-cell table:style-name="ce1" office:value-type="string" calcext:value-type="string">
            <text:p>13.16190</text:p>
          </table:table-cell>
          <table:table-cell office:value-type="float" office:value="70.3174271604709" calcext:value-type="float">
            <text:p>70.3174271604709</text:p>
          </table:table-cell>
          <table:table-cell table:style-name="ce2" office:value-type="float" office:value="100.4" calcext:value-type="float">
            <text:p>100.4</text:p>
          </table:table-cell>
          <table:table-cell office:value-type="float" office:value="104.008066542309" calcext:value-type="float">
            <text:p>104.008066542309</text:p>
          </table:table-cell>
          <table:table-cell office:value-type="float" office:value="47757453.9267053" calcext:value-type="float">
            <text:p>47757453.9267053</text:p>
          </table:table-cell>
          <table:table-cell office:value-type="float" office:value="148361.041907486" calcext:value-type="float">
            <text:p>148361.04190748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9-05</text:p>
          </table:table-cell>
          <table:table-cell table:style-name="ce1" office:value-type="string" calcext:value-type="string">
            <text:p>16.74091</text:p>
          </table:table-cell>
          <table:table-cell office:value-type="float" office:value="69.2311744605599" calcext:value-type="float">
            <text:p>69.2311744605599</text:p>
          </table:table-cell>
          <table:table-cell table:style-name="ce2" office:value-type="float" office:value="98" calcext:value-type="float">
            <text:p>98.0</text:p>
          </table:table-cell>
          <table:table-cell office:value-type="float" office:value="104.387587198083" calcext:value-type="float">
            <text:p>104.387587198083</text:p>
          </table:table-cell>
          <table:table-cell office:value-type="float" office:value="47794721.2433668" calcext:value-type="float">
            <text:p>47794721.2433668</text:p>
          </table:table-cell>
          <table:table-cell office:value-type="float" office:value="150842.195060231" calcext:value-type="float">
            <text:p>150842.19506023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9-06</text:p>
          </table:table-cell>
          <table:table-cell table:style-name="ce1" office:value-type="string" calcext:value-type="string">
            <text:p>16.02500</text:p>
          </table:table-cell>
          <table:table-cell office:value-type="float" office:value="62.1888893891688" calcext:value-type="float">
            <text:p>62.1888893891688</text:p>
          </table:table-cell>
          <table:table-cell table:style-name="ce2" office:value-type="float" office:value="100.3" calcext:value-type="float">
            <text:p>100.3</text:p>
          </table:table-cell>
          <table:table-cell office:value-type="float" office:value="104.466911616647" calcext:value-type="float">
            <text:p>104.466911616647</text:p>
          </table:table-cell>
          <table:table-cell office:value-type="float" office:value="47790692.8255014" calcext:value-type="float">
            <text:p>47790692.8255014</text:p>
          </table:table-cell>
          <table:table-cell office:value-type="float" office:value="153177.713731225" calcext:value-type="float">
            <text:p>153177.71373122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9-07</text:p>
          </table:table-cell>
          <table:table-cell table:style-name="ce1" office:value-type="string" calcext:value-type="string">
            <text:p>13.30000</text:p>
          </table:table-cell>
          <table:table-cell office:value-type="float" office:value="63.1388820078512" calcext:value-type="float">
            <text:p>63.1388820078512</text:p>
          </table:table-cell>
          <table:table-cell table:style-name="ce2" office:value-type="float" office:value="102.4" calcext:value-type="float">
            <text:p>102.4</text:p>
          </table:table-cell>
          <table:table-cell office:value-type="float" office:value="104.688379154989" calcext:value-type="float">
            <text:p>104.688379154989</text:p>
          </table:table-cell>
          <table:table-cell office:value-type="float" office:value="48048184.6390328" calcext:value-type="float">
            <text:p>48048184.6390328</text:p>
          </table:table-cell>
          <table:table-cell office:value-type="float" office:value="155065.925511813" calcext:value-type="float">
            <text:p>155065.92551181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9-08</text:p>
          </table:table-cell>
          <table:table-cell table:style-name="ce1" office:value-type="string" calcext:value-type="string">
            <text:p>18.84545</text:p>
          </table:table-cell>
          <table:table-cell office:value-type="float" office:value="58.4679413817552" calcext:value-type="float">
            <text:p>58.4679413817552</text:p>
          </table:table-cell>
          <table:table-cell table:style-name="ce2" office:value-type="float" office:value="104.1" calcext:value-type="float">
            <text:p>104.1</text:p>
          </table:table-cell>
          <table:table-cell office:value-type="float" office:value="104.890508181627" calcext:value-type="float">
            <text:p>104.890508181627</text:p>
          </table:table-cell>
          <table:table-cell office:value-type="float" office:value="48333124.1471477" calcext:value-type="float">
            <text:p>48333124.1471477</text:p>
          </table:table-cell>
          <table:table-cell office:value-type="float" office:value="156677.978102108" calcext:value-type="float">
            <text:p>156677.97810210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9-09</text:p>
          </table:table-cell>
          <table:table-cell table:style-name="ce1" office:value-type="string" calcext:value-type="string">
            <text:p>15.82000</text:p>
          </table:table-cell>
          <table:table-cell office:value-type="float" office:value="61.1323705850204" calcext:value-type="float">
            <text:p>61.1323705850204</text:p>
          </table:table-cell>
          <table:table-cell table:style-name="ce2" office:value-type="float" office:value="105" calcext:value-type="float">
            <text:p>105.0</text:p>
          </table:table-cell>
          <table:table-cell office:value-type="float" office:value="104.995227156125" calcext:value-type="float">
            <text:p>104.995227156125</text:p>
          </table:table-cell>
          <table:table-cell office:value-type="float" office:value="48734551.8686418" calcext:value-type="float">
            <text:p>48734551.8686418</text:p>
          </table:table-cell>
          <table:table-cell office:value-type="float" office:value="159384.135243749" calcext:value-type="float">
            <text:p>159384.13524374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9-10</text:p>
          </table:table-cell>
          <table:table-cell table:style-name="ce1" office:value-type="string" calcext:value-type="string">
            <text:p>15.66957</text:p>
          </table:table-cell>
          <table:table-cell office:value-type="float" office:value="58.2263337547881" calcext:value-type="float">
            <text:p>58.2263337547881</text:p>
          </table:table-cell>
          <table:table-cell table:style-name="ce2" office:value-type="float" office:value="111.7" calcext:value-type="float">
            <text:p>111.7</text:p>
          </table:table-cell>
          <table:table-cell office:value-type="float" office:value="105.129556245982" calcext:value-type="float">
            <text:p>105.129556245982</text:p>
          </table:table-cell>
          <table:table-cell office:value-type="float" office:value="49077819.6792511" calcext:value-type="float">
            <text:p>49077819.6792511</text:p>
          </table:table-cell>
          <table:table-cell office:value-type="float" office:value="161813.724831071" calcext:value-type="float">
            <text:p>161813.72483107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9-11</text:p>
          </table:table-cell>
          <table:table-cell table:style-name="ce1" office:value-type="string" calcext:value-type="string">
            <text:p>12.74000</text:p>
          </table:table-cell>
          <table:table-cell office:value-type="float" office:value="61.0378614387902" calcext:value-type="float">
            <text:p>61.0378614387902</text:p>
          </table:table-cell>
          <table:table-cell table:style-name="ce2" office:value-type="float" office:value="108.1" calcext:value-type="float">
            <text:p>108.1</text:p>
          </table:table-cell>
          <table:table-cell office:value-type="float" office:value="105.310257990616" calcext:value-type="float">
            <text:p>105.310257990616</text:p>
          </table:table-cell>
          <table:table-cell office:value-type="float" office:value="49153476.2393352" calcext:value-type="float">
            <text:p>49153476.2393352</text:p>
          </table:table-cell>
          <table:table-cell office:value-type="float" office:value="162944.841731649" calcext:value-type="float">
            <text:p>162944.84173164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9-12</text:p>
          </table:table-cell>
          <table:table-cell table:style-name="ce1" office:value-type="string" calcext:value-type="string">
            <text:p>13.70476</text:p>
          </table:table-cell>
          <table:table-cell office:value-type="float" office:value="63.4446079850748" calcext:value-type="float">
            <text:p>63.4446079850748</text:p>
          </table:table-cell>
          <table:table-cell table:style-name="ce2" office:value-type="float" office:value="117.9" calcext:value-type="float">
            <text:p>117.9</text:p>
          </table:table-cell>
          <table:table-cell office:value-type="float" office:value="105.438391256654" calcext:value-type="float">
            <text:p>105.438391256654</text:p>
          </table:table-cell>
          <table:table-cell office:value-type="float" office:value="49567090.7390689" calcext:value-type="float">
            <text:p>49567090.7390689</text:p>
          </table:table-cell>
          <table:table-cell office:value-type="float" office:value="164882.429187319" calcext:value-type="float">
            <text:p>164882.42918731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0-01</text:p>
          </table:table-cell>
          <table:table-cell table:style-name="ce1" office:value-type="string" calcext:value-type="string">
            <text:p>14.12381</text:p>
          </table:table-cell>
          <table:table-cell office:value-type="float" office:value="61.9712116399628" calcext:value-type="float">
            <text:p>61.9712116399628</text:p>
          </table:table-cell>
          <table:table-cell table:style-name="ce2" office:value-type="float" office:value="97.8" calcext:value-type="float">
            <text:p>97.8</text:p>
          </table:table-cell>
          <table:table-cell office:value-type="float" office:value="105.612472962921" calcext:value-type="float">
            <text:p>105.612472962921</text:p>
          </table:table-cell>
          <table:table-cell office:value-type="float" office:value="50670240.8935999" calcext:value-type="float">
            <text:p>50670240.8935999</text:p>
          </table:table-cell>
          <table:table-cell office:value-type="float" office:value="166345.584618286" calcext:value-type="float">
            <text:p>166345.58461828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0-02</text:p>
          </table:table-cell>
          <table:table-cell table:style-name="ce1" office:value-type="string" calcext:value-type="string">
            <text:p>18.90000</text:p>
          </table:table-cell>
          <table:table-cell office:value-type="float" office:value="53.9402632193881" calcext:value-type="float">
            <text:p>53.9402632193881</text:p>
          </table:table-cell>
          <table:table-cell table:style-name="ce2" office:value-type="float" office:value="98.3" calcext:value-type="float">
            <text:p>98.3</text:p>
          </table:table-cell>
          <table:table-cell office:value-type="float" office:value="105.815097411316" calcext:value-type="float">
            <text:p>105.815097411316</text:p>
          </table:table-cell>
          <table:table-cell office:value-type="float" office:value="49497672.9657095" calcext:value-type="float">
            <text:p>49497672.9657095</text:p>
          </table:table-cell>
          <table:table-cell office:value-type="float" office:value="167315.775320609" calcext:value-type="float">
            <text:p>167315.77532060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0-03</text:p>
          </table:table-cell>
          <table:table-cell table:style-name="ce1" office:value-type="string" calcext:value-type="string">
            <text:p>57.31818</text:p>
          </table:table-cell>
          <table:table-cell office:value-type="float" office:value="33.0196807099862" calcext:value-type="float">
            <text:p>33.0196807099862</text:p>
          </table:table-cell>
          <table:table-cell table:style-name="ce2" office:value-type="float" office:value="105.7" calcext:value-type="float">
            <text:p>105.7</text:p>
          </table:table-cell>
          <table:table-cell office:value-type="float" office:value="106.380300646994" calcext:value-type="float">
            <text:p>106.380300646994</text:p>
          </table:table-cell>
          <table:table-cell office:value-type="float" office:value="49496601.7296059" calcext:value-type="float">
            <text:p>49496601.7296059</text:p>
          </table:table-cell>
          <table:table-cell office:value-type="float" office:value="168403.190459551" calcext:value-type="float">
            <text:p>168403.19045955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0-04</text:p>
          </table:table-cell>
          <table:table-cell table:style-name="ce1" office:value-type="string" calcext:value-type="string">
            <text:p>42.50476</text:p>
          </table:table-cell>
          <table:table-cell office:value-type="float" office:value="26.3213812190066" calcext:value-type="float">
            <text:p>26.3213812190066</text:p>
          </table:table-cell>
          <table:table-cell table:style-name="ce2" office:value-type="float" office:value="96" calcext:value-type="float">
            <text:p>96.0</text:p>
          </table:table-cell>
          <table:table-cell office:value-type="float" office:value="107.235753725571" calcext:value-type="float">
            <text:p>107.235753725571</text:p>
          </table:table-cell>
          <table:table-cell office:value-type="float" office:value="51125811.3476815" calcext:value-type="float">
            <text:p>51125811.3476815</text:p>
          </table:table-cell>
          <table:table-cell office:value-type="float" office:value="169757.991216124" calcext:value-type="float">
            <text:p>169757.99121612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0-05</text:p>
          </table:table-cell>
          <table:table-cell table:style-name="ce1" office:value-type="string" calcext:value-type="string">
            <text:p>31.30500</text:p>
          </table:table-cell>
          <table:table-cell office:value-type="float" office:value="31.8202060303692" calcext:value-type="float">
            <text:p>31.8202060303692</text:p>
          </table:table-cell>
          <table:table-cell table:style-name="ce2" office:value-type="float" office:value="90.3" calcext:value-type="float">
            <text:p>90.3</text:p>
          </table:table-cell>
          <table:table-cell office:value-type="float" office:value="107.562746700411" calcext:value-type="float">
            <text:p>107.562746700411</text:p>
          </table:table-cell>
          <table:table-cell office:value-type="float" office:value="51567680.7421913" calcext:value-type="float">
            <text:p>51567680.7421913</text:p>
          </table:table-cell>
          <table:table-cell office:value-type="float" office:value="168014.424690504" calcext:value-type="float">
            <text:p>168014.42469050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0-06</text:p>
          </table:table-cell>
          <table:table-cell table:style-name="ce1" office:value-type="string" calcext:value-type="string">
            <text:p>31.55000</text:p>
          </table:table-cell>
          <table:table-cell office:value-type="float" office:value="39.9211846358258" calcext:value-type="float">
            <text:p>39.9211846358258</text:p>
          </table:table-cell>
          <table:table-cell table:style-name="ce2" office:value-type="float" office:value="93.6" calcext:value-type="float">
            <text:p>93.6</text:p>
          </table:table-cell>
          <table:table-cell office:value-type="float" office:value="107.853337926637" calcext:value-type="float">
            <text:p>107.853337926637</text:p>
          </table:table-cell>
          <table:table-cell office:value-type="float" office:value="51285245.9287116" calcext:value-type="float">
            <text:p>51285245.9287116</text:p>
          </table:table-cell>
          <table:table-cell office:value-type="float" office:value="167955.276899466" calcext:value-type="float">
            <text:p>167955.27689946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0-07</text:p>
          </table:table-cell>
          <table:table-cell table:style-name="ce1" office:value-type="string" calcext:value-type="string">
            <text:p>27.34545</text:p>
          </table:table-cell>
          <table:table-cell office:value-type="float" office:value="42.0705742986478" calcext:value-type="float">
            <text:p>42.0705742986478</text:p>
          </table:table-cell>
          <table:table-cell table:style-name="ce2" office:value-type="float" office:value="96.6" calcext:value-type="float">
            <text:p>96.6</text:p>
          </table:table-cell>
          <table:table-cell office:value-type="float" office:value="108.273368235696" calcext:value-type="float">
            <text:p>108.273368235696</text:p>
          </table:table-cell>
          <table:table-cell office:value-type="float" office:value="51813882.3786076" calcext:value-type="float">
            <text:p>51813882.3786076</text:p>
          </table:table-cell>
          <table:table-cell office:value-type="float" office:value="168948.991133069" calcext:value-type="float">
            <text:p>168948.99113306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0-08</text:p>
          </table:table-cell>
          <table:table-cell table:style-name="ce1" office:value-type="string" calcext:value-type="string">
            <text:p>23.01429</text:p>
          </table:table-cell>
          <table:table-cell office:value-type="float" office:value="43.6440188725788" calcext:value-type="float">
            <text:p>43.6440188725788</text:p>
          </table:table-cell>
          <table:table-cell table:style-name="ce2" office:value-type="float" office:value="99.9" calcext:value-type="float">
            <text:p>99.9</text:p>
          </table:table-cell>
          <table:table-cell office:value-type="float" office:value="108.684636533759" calcext:value-type="float">
            <text:p>108.684636533759</text:p>
          </table:table-cell>
          <table:table-cell office:value-type="float" office:value="52807191.718558" calcext:value-type="float">
            <text:p>52807191.718558</text:p>
          </table:table-cell>
          <table:table-cell office:value-type="float" office:value="170992.018188583" calcext:value-type="float">
            <text:p>170992.01818858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0-09</text:p>
          </table:table-cell>
          <table:table-cell table:style-name="ce1" office:value-type="string" calcext:value-type="string">
            <text:p>27.91429</text:p>
          </table:table-cell>
          <table:table-cell office:value-type="float" office:value="40.498647722035" calcext:value-type="float">
            <text:p>40.498647722035</text:p>
          </table:table-cell>
          <table:table-cell table:style-name="ce2" office:value-type="float" office:value="101.2" calcext:value-type="float">
            <text:p>101.2</text:p>
          </table:table-cell>
          <table:table-cell office:value-type="float" office:value="108.946866173334" calcext:value-type="float">
            <text:p>108.946866173334</text:p>
          </table:table-cell>
          <table:table-cell office:value-type="float" office:value="52950891.6146502" calcext:value-type="float">
            <text:p>52950891.6146502</text:p>
          </table:table-cell>
          <table:table-cell office:value-type="float" office:value="173906.280432667" calcext:value-type="float">
            <text:p>173906.28043266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0-10</text:p>
          </table:table-cell>
          <table:table-cell table:style-name="ce1" office:value-type="string" calcext:value-type="string">
            <text:p>29.37727</text:p>
          </table:table-cell>
          <table:table-cell office:value-type="float" office:value="40.1435286810385" calcext:value-type="float">
            <text:p>40.1435286810385</text:p>
          </table:table-cell>
          <table:table-cell table:style-name="ce2" office:value-type="float" office:value="105.7" calcext:value-type="float">
            <text:p>105.7</text:p>
          </table:table-cell>
          <table:table-cell office:value-type="float" office:value="109.404496684537" calcext:value-type="float">
            <text:p>109.404496684537</text:p>
          </table:table-cell>
          <table:table-cell office:value-type="float" office:value="53555513.1339327" calcext:value-type="float">
            <text:p>53555513.1339327</text:p>
          </table:table-cell>
          <table:table-cell office:value-type="float" office:value="176416.861727841" calcext:value-type="float">
            <text:p>176416.86172784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0-11</text:p>
          </table:table-cell>
          <table:table-cell table:style-name="ce1" office:value-type="string" calcext:value-type="string">
            <text:p>25.98000</text:p>
          </table:table-cell>
          <table:table-cell office:value-type="float" office:value="42.3955492534839" calcext:value-type="float">
            <text:p>42.3955492534839</text:p>
          </table:table-cell>
          <table:table-cell table:style-name="ce2" office:value-type="float" office:value="107" calcext:value-type="float">
            <text:p>107.0</text:p>
          </table:table-cell>
          <table:table-cell office:value-type="float" office:value="110.040528757292" calcext:value-type="float">
            <text:p>110.040528757292</text:p>
          </table:table-cell>
          <table:table-cell office:value-type="float" office:value="51578089.8480149" calcext:value-type="float">
            <text:p>51578089.8480149</text:p>
          </table:table-cell>
          <table:table-cell table:style-name="ce3" office:value-type="float" office:value="177362.4369955" calcext:value-type="float">
            <text:p>177362.436995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0-12</text:p>
          </table:table-cell>
          <table:table-cell table:style-name="ce1" office:value-type="string" calcext:value-type="string">
            <text:p>22.29091</text:p>
          </table:table-cell>
          <table:table-cell office:value-type="float" office:value="48.2794658481716" calcext:value-type="float">
            <text:p>48.2794658481716</text:p>
          </table:table-cell>
          <table:table-cell table:style-name="ce2" office:value-type="float" office:value="122.2" calcext:value-type="float">
            <text:p>122.2</text:p>
          </table:table-cell>
          <table:table-cell office:value-type="float" office:value="110.66421769639" calcext:value-type="float">
            <text:p>110.66421769639</text:p>
          </table:table-cell>
          <table:table-cell office:value-type="float" office:value="49628928.966915" calcext:value-type="float">
            <text:p>49628928.966915</text:p>
          </table:table-cell>
          <table:table-cell table:style-name="ce3" office:value-type="float" office:value="178317.030961826" calcext:value-type="float">
            <text:p>178317.03096182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1-01</text:p>
          </table:table-cell>
          <table:table-cell table:style-name="ce1" office:value-type="string" calcext:value-type="string">
            <text:p>24.46316</text:p>
          </table:table-cell>
          <table:table-cell office:value-type="float" office:value="52.8220041021919" calcext:value-type="float">
            <text:p>52.8220041021919</text:p>
          </table:table-cell>
          <table:table-cell table:style-name="ce2" office:value-type="float" office:value="95.5" calcext:value-type="float">
            <text:p>95.5</text:p>
          </table:table-cell>
          <table:table-cell office:value-type="float" office:value="111.098461967848" calcext:value-type="float">
            <text:p>111.098461967848</text:p>
          </table:table-cell>
          <table:table-cell office:value-type="float" office:value="47782955.9948034" calcext:value-type="float">
            <text:p>47782955.9948034</text:p>
          </table:table-cell>
          <table:table-cell office:value-type="float" office:value="179566.600334877" calcext:value-type="float">
            <text:p>179566.60033487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1-02</text:p>
          </table:table-cell>
          <table:table-cell table:style-name="ce1" office:value-type="string" calcext:value-type="string">
            <text:p>23.57368</text:p>
          </table:table-cell>
          <table:table-cell office:value-type="float" office:value="59.4081775289091" calcext:value-type="float">
            <text:p>59.4081775289091</text:p>
          </table:table-cell>
          <table:table-cell table:style-name="ce2" office:value-type="float" office:value="94.7" calcext:value-type="float">
            <text:p>94.7</text:p>
          </table:table-cell>
          <table:table-cell office:value-type="float" office:value="111.779510695897" calcext:value-type="float">
            <text:p>111.779510695897</text:p>
          </table:table-cell>
          <table:table-cell office:value-type="float" office:value="48701930.3601212" calcext:value-type="float">
            <text:p>48701930.3601212</text:p>
          </table:table-cell>
          <table:table-cell office:value-type="float" office:value="182774.80997016" calcext:value-type="float">
            <text:p>182774.8099701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1-03</text:p>
          </table:table-cell>
          <table:table-cell table:style-name="ce1" office:value-type="string" calcext:value-type="string">
            <text:p>22.37391</text:p>
          </table:table-cell>
          <table:table-cell office:value-type="float" office:value="62.3651286601865" calcext:value-type="float">
            <text:p>62.3651286601865</text:p>
          </table:table-cell>
          <table:table-cell table:style-name="ce2" office:value-type="float" office:value="107.3" calcext:value-type="float">
            <text:p>107.3</text:p>
          </table:table-cell>
          <table:table-cell office:value-type="float" office:value="112.487633747229" calcext:value-type="float">
            <text:p>112.487633747229</text:p>
          </table:table-cell>
          <table:table-cell office:value-type="float" office:value="48958354.7981393" calcext:value-type="float">
            <text:p>48958354.7981393</text:p>
          </table:table-cell>
          <table:table-cell office:value-type="float" office:value="184187.974258195" calcext:value-type="float">
            <text:p>184187.97425819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1-04</text:p>
          </table:table-cell>
          <table:table-cell table:style-name="ce1" office:value-type="string" calcext:value-type="string">
            <text:p>17.51429</text:p>
          </table:table-cell>
          <table:table-cell office:value-type="float" office:value="61.6857206430985" calcext:value-type="float">
            <text:p>61.6857206430985</text:p>
          </table:table-cell>
          <table:table-cell table:style-name="ce2" office:value-type="float" office:value="102.8" calcext:value-type="float">
            <text:p>102.8</text:p>
          </table:table-cell>
          <table:table-cell office:value-type="float" office:value="113.114053158533" calcext:value-type="float">
            <text:p>113.114053158533</text:p>
          </table:table-cell>
          <table:table-cell office:value-type="float" office:value="49522136.1535788" calcext:value-type="float">
            <text:p>49522136.1535788</text:p>
          </table:table-cell>
          <table:table-cell office:value-type="float" office:value="187140.395431964" calcext:value-type="float">
            <text:p>187140.39543196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1-05</text:p>
          </table:table-cell>
          <table:table-cell table:style-name="ce1" office:value-type="string" calcext:value-type="string">
            <text:p>19.86000</text:p>
          </table:table-cell>
          <table:table-cell office:value-type="float" office:value="63.954678070635" calcext:value-type="float">
            <text:p>63.954678070635</text:p>
          </table:table-cell>
          <table:table-cell table:style-name="ce2" office:value-type="float" office:value="101" calcext:value-type="float">
            <text:p>101.0</text:p>
          </table:table-cell>
          <table:table-cell office:value-type="float" office:value="114.051153702545" calcext:value-type="float">
            <text:p>114.051153702545</text:p>
          </table:table-cell>
          <table:table-cell office:value-type="float" office:value="50218359.9101303" calcext:value-type="float">
            <text:p>50218359.9101303</text:p>
          </table:table-cell>
          <table:table-cell office:value-type="float" office:value="189760.226998186" calcext:value-type="float">
            <text:p>189760.22699818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1-06</text:p>
          </table:table-cell>
          <table:table-cell table:style-name="ce1" office:value-type="string" calcext:value-type="string">
            <text:p>17.13636</text:p>
          </table:table-cell>
          <table:table-cell office:value-type="float" office:value="68.1980801125392" calcext:value-type="float">
            <text:p>68.1980801125392</text:p>
          </table:table-cell>
          <table:table-cell table:style-name="ce2" office:value-type="float" office:value="103" calcext:value-type="float">
            <text:p>103.0</text:p>
          </table:table-cell>
          <table:table-cell office:value-type="float" office:value="114.868031306872" calcext:value-type="float">
            <text:p>114.868031306872</text:p>
          </table:table-cell>
          <table:table-cell office:value-type="float" office:value="50772063.6982056" calcext:value-type="float">
            <text:p>50772063.6982056</text:p>
          </table:table-cell>
          <table:table-cell office:value-type="float" office:value="192484.669820203" calcext:value-type="float">
            <text:p>192484.66982020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1-07</text:p>
          </table:table-cell>
          <table:table-cell table:style-name="ce1" office:value-type="string" calcext:value-type="string">
            <text:p>17.71905</text:p>
          </table:table-cell>
          <table:table-cell office:value-type="float" office:value="68.6866434270513" calcext:value-type="float">
            <text:p>68.6866434270513</text:p>
          </table:table-cell>
          <table:table-cell table:style-name="ce2" office:value-type="float" office:value="103.2" calcext:value-type="float">
            <text:p>103.2</text:p>
          </table:table-cell>
          <table:table-cell office:value-type="float" office:value="115.374731488358" calcext:value-type="float">
            <text:p>115.374731488358</text:p>
          </table:table-cell>
          <table:table-cell office:value-type="float" office:value="51532898.0366897" calcext:value-type="float">
            <text:p>51532898.0366897</text:p>
          </table:table-cell>
          <table:table-cell office:value-type="float" office:value="196528.689016173" calcext:value-type="float">
            <text:p>196528.68901617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1-08</text:p>
          </table:table-cell>
          <table:table-cell table:style-name="ce1" office:value-type="string" calcext:value-type="string">
            <text:p>17.85000</text:p>
          </table:table-cell>
          <table:table-cell office:value-type="float" office:value="64.9748448709471" calcext:value-type="float">
            <text:p>64.9748448709471</text:p>
          </table:table-cell>
          <table:table-cell table:style-name="ce2" office:value-type="float" office:value="104.6" calcext:value-type="float">
            <text:p>104.6</text:p>
          </table:table-cell>
          <table:table-cell office:value-type="float" office:value="116.063446665817" calcext:value-type="float">
            <text:p>116.063446665817</text:p>
          </table:table-cell>
          <table:table-cell office:value-type="float" office:value="52101201.0164692" calcext:value-type="float">
            <text:p>52101201.0164692</text:p>
          </table:table-cell>
          <table:table-cell office:value-type="float" office:value="198890.058154706" calcext:value-type="float">
            <text:p>198890.05815470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1-09</text:p>
          </table:table-cell>
          <table:table-cell table:style-name="ce1" office:value-type="string" calcext:value-type="string">
            <text:p>19.41905</text:p>
          </table:table-cell>
          <table:table-cell office:value-type="float" office:value="68.5294500250625" calcext:value-type="float">
            <text:p>68.5294500250625</text:p>
          </table:table-cell>
          <table:table-cell table:style-name="ce2" office:value-type="float" office:value="108.3" calcext:value-type="float">
            <text:p>108.3</text:p>
          </table:table-cell>
          <table:table-cell office:value-type="float" office:value="117.103178061201" calcext:value-type="float">
            <text:p>117.103178061201</text:p>
          </table:table-cell>
          <table:table-cell office:value-type="float" office:value="52193872.4003349" calcext:value-type="float">
            <text:p>52193872.4003349</text:p>
          </table:table-cell>
          <table:table-cell office:value-type="float" office:value="201157.167166625" calcext:value-type="float">
            <text:p>201157.16716662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1-10</text:p>
          </table:table-cell>
          <table:table-cell table:style-name="ce1" office:value-type="string" calcext:value-type="string">
            <text:p>18.60476</text:p>
          </table:table-cell>
          <table:table-cell office:value-type="float" office:value="76.1781875546881" calcext:value-type="float">
            <text:p>76.1781875546881</text:p>
          </table:table-cell>
          <table:table-cell table:style-name="ce2" office:value-type="float" office:value="113.8" calcext:value-type="float">
            <text:p>113.8</text:p>
          </table:table-cell>
          <table:table-cell office:value-type="float" office:value="118.337391308725" calcext:value-type="float">
            <text:p>118.337391308725</text:p>
          </table:table-cell>
          <table:table-cell office:value-type="float" office:value="52635974.2826337" calcext:value-type="float">
            <text:p>52635974.2826337</text:p>
          </table:table-cell>
          <table:table-cell office:value-type="float" office:value="202768.195247776" calcext:value-type="float">
            <text:p>202768.19524777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1-11</text:p>
          </table:table-cell>
          <table:table-cell table:style-name="ce1" office:value-type="string" calcext:value-type="string">
            <text:p>18.50000</text:p>
          </table:table-cell>
          <table:table-cell office:value-type="float" office:value="72.8527875153847" calcext:value-type="float">
            <text:p>72.8527875153847</text:p>
          </table:table-cell>
          <table:table-cell table:style-name="ce2" office:value-type="float" office:value="115.3" calcext:value-type="float">
            <text:p>115.3</text:p>
          </table:table-cell>
          <table:table-cell office:value-type="float" office:value="119.105401357441" calcext:value-type="float">
            <text:p>119.105401357441</text:p>
          </table:table-cell>
          <table:table-cell office:value-type="float" office:value="53219225.7576737" calcext:value-type="float">
            <text:p>53219225.7576737</text:p>
          </table:table-cell>
          <table:table-cell office:value-type="float" office:value="204768.854116088" calcext:value-type="float">
            <text:p>204768.85411608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1-12</text:p>
          </table:table-cell>
          <table:table-cell table:style-name="ce1" office:value-type="string" calcext:value-type="string">
            <text:p>21.62273</text:p>
          </table:table-cell>
          <table:table-cell office:value-type="float" office:value="66.7766808348822" calcext:value-type="float">
            <text:p>66.7766808348822</text:p>
          </table:table-cell>
          <table:table-cell table:style-name="ce2" office:value-type="float" office:value="129.7" calcext:value-type="float">
            <text:p>129.7</text:p>
          </table:table-cell>
          <table:table-cell office:value-type="float" office:value="119.937639752591" calcext:value-type="float">
            <text:p>119.937639752591</text:p>
          </table:table-cell>
          <table:table-cell office:value-type="float" office:value="53470526.1836824" calcext:value-type="float">
            <text:p>53470526.1836824</text:p>
          </table:table-cell>
          <table:table-cell office:value-type="float" office:value="205133.234502127" calcext:value-type="float">
            <text:p>205133.23450212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2-01</text:p>
          </table:table-cell>
          <table:table-cell table:style-name="ce1" office:value-type="string" calcext:value-type="string">
            <text:p>23.05500</text:p>
          </table:table-cell>
          <table:table-cell office:value-type="float" office:value="76.1339033300212" calcext:value-type="float">
            <text:p>76.1339033300212</text:p>
          </table:table-cell>
          <table:table-cell table:style-name="ce2" office:value-type="float" office:value="103.8" calcext:value-type="float">
            <text:p>103.8</text:p>
          </table:table-cell>
          <table:table-cell office:value-type="float" office:value="120.7517054213" calcext:value-type="float">
            <text:p>120.7517054213</text:p>
          </table:table-cell>
          <table:table-cell office:value-type="float" office:value="63841564.9684081" calcext:value-type="float">
            <text:p>63841564.9684081</text:p>
          </table:table-cell>
          <table:table-cell office:value-type="float" office:value="207596.06942643" calcext:value-type="float">
            <text:p>207596.0694264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2-02</text:p>
          </table:table-cell>
          <table:table-cell table:style-name="ce1" office:value-type="string" calcext:value-type="string">
            <text:p>26.38421</text:p>
          </table:table-cell>
          <table:table-cell office:value-type="float" office:value="83.188654471765" calcext:value-type="float">
            <text:p>83.188654471765</text:p>
          </table:table-cell>
          <table:table-cell table:style-name="ce2" office:value-type="float" office:value="100.7" calcext:value-type="float">
            <text:p>100.7</text:p>
          </table:table-cell>
          <table:table-cell office:value-type="float" office:value="121.945980603528" calcext:value-type="float">
            <text:p>121.945980603528</text:p>
          </table:table-cell>
          <table:table-cell office:value-type="float" office:value="63915487.3250044" calcext:value-type="float">
            <text:p>63915487.3250044</text:p>
          </table:table-cell>
          <table:table-cell office:value-type="float" office:value="207558.246870728" calcext:value-type="float">
            <text:p>207558.24687072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2-03</text:p>
          </table:table-cell>
          <table:table-cell table:style-name="ce1" office:value-type="string" calcext:value-type="string">
            <text:p>27.81304</text:p>
          </table:table-cell>
          <table:table-cell office:value-type="float" office:value="98.1845250017644" calcext:value-type="float">
            <text:p>98.1845250017644</text:p>
          </table:table-cell>
          <table:table-cell table:style-name="ce2" office:value-type="float" office:value="110.6" calcext:value-type="float">
            <text:p>110.6</text:p>
          </table:table-cell>
          <table:table-cell office:value-type="float" office:value="131.192054021401" calcext:value-type="float">
            <text:p>131.192054021401</text:p>
          </table:table-cell>
          <table:table-cell office:value-type="float" office:value="61478953.1001952" calcext:value-type="float">
            <text:p>61478953.1001952</text:p>
          </table:table-cell>
          <table:table-cell office:value-type="float" office:value="196262.337235758" calcext:value-type="float">
            <text:p>196262.33723575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2-04</text:p>
          </table:table-cell>
          <table:table-cell table:style-name="ce1" office:value-type="string" calcext:value-type="string">
            <text:p>23.82000</text:p>
          </table:table-cell>
          <table:table-cell office:value-type="float" office:value="92.3082329085668" calcext:value-type="float">
            <text:p>92.3082329085668</text:p>
          </table:table-cell>
          <table:table-cell table:style-name="ce2" office:value-type="float" office:value="101.5898" calcext:value-type="float">
            <text:p>101.6</text:p>
          </table:table-cell>
          <table:table-cell office:value-type="float" office:value="133.208254201089" calcext:value-type="float">
            <text:p>133.208254201089</text:p>
          </table:table-cell>
          <table:table-cell office:value-type="float" office:value="60515357.7460072" calcext:value-type="float">
            <text:p>60515357.7460072</text:p>
          </table:table-cell>
          <table:table-cell office:value-type="float" office:value="193406.91388469" calcext:value-type="float">
            <text:p>193406.9138846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2-05</text:p>
          </table:table-cell>
          <table:table-cell table:style-name="ce1" office:value-type="string" calcext:value-type="string">
            <text:p>29.85909</text:p>
          </table:table-cell>
          <table:table-cell office:value-type="float" office:value="96.6206846356481" calcext:value-type="float">
            <text:p>96.6206846356481</text:p>
          </table:table-cell>
          <table:table-cell table:style-name="ce2" office:value-type="float" office:value="99.671" calcext:value-type="float">
            <text:p>99.7</text:p>
          </table:table-cell>
          <table:table-cell office:value-type="float" office:value="133.505412296694" calcext:value-type="float">
            <text:p>133.505412296694</text:p>
          </table:table-cell>
          <table:table-cell office:value-type="float" office:value="58640172.5002862" calcext:value-type="float">
            <text:p>58640172.5002862</text:p>
          </table:table-cell>
          <table:table-cell office:value-type="float" office:value="191175.611017771" calcext:value-type="float">
            <text:p>191175.61101777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2-06</text:p>
          </table:table-cell>
          <table:table-cell table:style-name="ce1" office:value-type="string" calcext:value-type="string">
            <text:p>28.56818</text:p>
          </table:table-cell>
          <table:table-cell office:value-type="float" office:value="100.178288796268" calcext:value-type="float">
            <text:p>100.178288796268</text:p>
          </table:table-cell>
          <table:table-cell table:style-name="ce2" office:value-type="float" office:value="101.9096" calcext:value-type="float">
            <text:p>101.9</text:p>
          </table:table-cell>
          <table:table-cell office:value-type="float" office:value="133.105312927258" calcext:value-type="float">
            <text:p>133.105312927258</text:p>
          </table:table-cell>
          <table:table-cell office:value-type="float" office:value="57781387.4634979" calcext:value-type="float">
            <text:p>57781387.4634979</text:p>
          </table:table-cell>
          <table:table-cell office:value-type="float" office:value="191397.091729334" calcext:value-type="float">
            <text:p>191397.09172933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2-07</text:p>
          </table:table-cell>
          <table:table-cell table:style-name="ce1" office:value-type="string" calcext:value-type="string">
            <text:p>25.72857</text:p>
          </table:table-cell>
          <table:table-cell office:value-type="float" office:value="89.5954280707856" calcext:value-type="float">
            <text:p>89.5954280707856</text:p>
          </table:table-cell>
          <table:table-cell table:style-name="ce2" office:value-type="float" office:value="103.7218" calcext:value-type="float">
            <text:p>103.7</text:p>
          </table:table-cell>
          <table:table-cell office:value-type="float" office:value="132.759774305176" calcext:value-type="float">
            <text:p>132.759774305176</text:p>
          </table:table-cell>
          <table:table-cell office:value-type="float" office:value="56723741.2605817" calcext:value-type="float">
            <text:p>56723741.2605817</text:p>
          </table:table-cell>
          <table:table-cell office:value-type="float" office:value="192625.608749646" calcext:value-type="float">
            <text:p>192625.60874964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2-08</text:p>
          </table:table-cell>
          <table:table-cell table:style-name="ce1" office:value-type="string" calcext:value-type="string">
            <text:p>22.38261</text:p>
          </table:table-cell>
          <table:table-cell office:value-type="float" office:value="83.0523304783861" calcext:value-type="float">
            <text:p>83.0523304783861</text:p>
          </table:table-cell>
          <table:table-cell table:style-name="ce2" office:value-type="float" office:value="105.4274" calcext:value-type="float">
            <text:p>105.4</text:p>
          </table:table-cell>
          <table:table-cell office:value-type="float" office:value="132.565978135448" calcext:value-type="float">
            <text:p>132.565978135448</text:p>
          </table:table-cell>
          <table:table-cell office:value-type="float" office:value="58664953.2593796" calcext:value-type="float">
            <text:p>58664953.2593796</text:p>
          </table:table-cell>
          <table:table-cell office:value-type="float" office:value="194805.648547427" calcext:value-type="float">
            <text:p>194805.64854742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2-09</text:p>
          </table:table-cell>
          <table:table-cell table:style-name="ce1" office:value-type="string" calcext:value-type="string">
            <text:p>27.50000</text:p>
          </table:table-cell>
          <table:table-cell office:value-type="float" office:value="76.7742854467975" calcext:value-type="float">
            <text:p>76.7742854467975</text:p>
          </table:table-cell>
          <table:table-cell table:style-name="ce2" office:value-type="float" office:value="106.067" calcext:value-type="float">
            <text:p>106.1</text:p>
          </table:table-cell>
          <table:table-cell office:value-type="float" office:value="132.931767958079" calcext:value-type="float">
            <text:p>132.931767958079</text:p>
          </table:table-cell>
          <table:table-cell office:value-type="float" office:value="59569239.6417776" calcext:value-type="float">
            <text:p>59569239.6417776</text:p>
          </table:table-cell>
          <table:table-cell office:value-type="float" office:value="196367.122230947" calcext:value-type="float">
            <text:p>196367.12223094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2-10</text:p>
          </table:table-cell>
          <table:table-cell table:style-name="ce1" office:value-type="string" calcext:value-type="string">
            <text:p>30.60952</text:p>
          </table:table-cell>
          <table:table-cell office:value-type="float" office:value="79.0040235936357" calcext:value-type="float">
            <text:p>79.0040235936357</text:p>
          </table:table-cell>
          <table:table-cell table:style-name="ce2" office:value-type="float" office:value="111.7168" calcext:value-type="float">
            <text:p>111.7</text:p>
          </table:table-cell>
          <table:table-cell office:value-type="float" office:value="133.096210542412" calcext:value-type="float">
            <text:p>133.096210542412</text:p>
          </table:table-cell>
          <table:table-cell office:value-type="float" office:value="60472020.0034189" calcext:value-type="float">
            <text:p>60472020.0034189</text:p>
          </table:table-cell>
          <table:table-cell office:value-type="float" office:value="199206.533806995" calcext:value-type="float">
            <text:p>199206.53380699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2-11</text:p>
          </table:table-cell>
          <table:table-cell table:style-name="ce1" office:value-type="string" calcext:value-type="string">
            <text:p>23.86818</text:p>
          </table:table-cell>
          <table:table-cell office:value-type="float" office:value="76.459056810419" calcext:value-type="float">
            <text:p>76.459056810419</text:p>
          </table:table-cell>
          <table:table-cell table:style-name="ce2" office:value-type="float" office:value="114.062" calcext:value-type="float">
            <text:p>114.1</text:p>
          </table:table-cell>
          <table:table-cell office:value-type="float" office:value="133.193573080114" calcext:value-type="float">
            <text:p>133.193573080114</text:p>
          </table:table-cell>
          <table:table-cell office:value-type="float" office:value="62008312.2962118" calcext:value-type="float">
            <text:p>62008312.2962118</text:p>
          </table:table-cell>
          <table:table-cell office:value-type="float" office:value="201024.03705992" calcext:value-type="float">
            <text:p>201024.0370599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2-12</text:p>
          </table:table-cell>
          <table:table-cell table:style-name="ce1" office:value-type="string" calcext:value-type="string">
            <text:p>22.07619</text:p>
          </table:table-cell>
          <table:table-cell office:value-type="float" office:value="68.4883397767352" calcext:value-type="float">
            <text:p>68.4883397767352</text:p>
          </table:table-cell>
          <table:table-cell table:style-name="ce2" office:value-type="float" office:value="127.2804" calcext:value-type="float">
            <text:p>127.3</text:p>
          </table:table-cell>
          <table:table-cell office:value-type="float" office:value="133.807171439799" calcext:value-type="float">
            <text:p>133.807171439799</text:p>
          </table:table-cell>
          <table:table-cell office:value-type="float" office:value="62365976.2194025" calcext:value-type="float">
            <text:p>62365976.2194025</text:p>
          </table:table-cell>
          <table:table-cell office:value-type="float" office:value="202475.319524927" calcext:value-type="float">
            <text:p>202475.31952492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3-01</text:p>
          </table:table-cell>
          <table:table-cell table:style-name="ce1" office:value-type="string" calcext:value-type="string">
            <text:p>20.62857</text:p>
          </table:table-cell>
          <table:table-cell office:value-type="float" office:value="70.2919985995174" calcext:value-type="float">
            <text:p>70.2919985995174</text:p>
          </table:table-cell>
          <table:table-cell table:style-name="ce2" office:value-type="float" office:value="101.6964" calcext:value-type="float">
            <text:p>101.7</text:p>
          </table:table-cell>
          <table:table-cell office:value-type="float" office:value="134.51424323043" calcext:value-type="float">
            <text:p>134.51424323043</text:p>
          </table:table-cell>
          <table:table-cell office:value-type="float" office:value="56927067.4138373" calcext:value-type="float">
            <text:p>56927067.4138373</text:p>
          </table:table-cell>
          <table:table-cell office:value-type="float" office:value="203767.342005901" calcext:value-type="float">
            <text:p>203767.34200590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3-02</text:p>
          </table:table-cell>
          <table:table-cell table:style-name="ce1" office:value-type="string" calcext:value-type="string">
            <text:p>20.35000</text:p>
          </table:table-cell>
          <table:table-cell office:value-type="float" office:value="69.6490036826229" calcext:value-type="float">
            <text:p>69.6490036826229</text:p>
          </table:table-cell>
          <table:table-cell table:style-name="ce2" office:value-type="float" office:value="99.5644" calcext:value-type="float">
            <text:p>99.6</text:p>
          </table:table-cell>
          <table:table-cell office:value-type="float" office:value="134.909736139964" calcext:value-type="float">
            <text:p>134.909736139964</text:p>
          </table:table-cell>
          <table:table-cell office:value-type="float" office:value="56748894.6428389" calcext:value-type="float">
            <text:p>56748894.6428389</text:p>
          </table:table-cell>
          <table:table-cell office:value-type="float" office:value="204164.776517125" calcext:value-type="float">
            <text:p>204164.77651712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3-03</text:p>
          </table:table-cell>
          <table:table-cell table:style-name="ce1" office:value-type="string" calcext:value-type="string">
            <text:p>21.85217</text:p>
          </table:table-cell>
          <table:table-cell office:value-type="float" office:value="65.9532915881985" calcext:value-type="float">
            <text:p>65.9532915881985</text:p>
          </table:table-cell>
          <table:table-cell table:style-name="ce2" office:value-type="float" office:value="112.8894" calcext:value-type="float">
            <text:p>112.9</text:p>
          </table:table-cell>
          <table:table-cell office:value-type="float" office:value="135.39211641515" calcext:value-type="float">
            <text:p>135.39211641515</text:p>
          </table:table-cell>
          <table:table-cell office:value-type="float" office:value="57656066.7702694" calcext:value-type="float">
            <text:p>57656066.7702694</text:p>
          </table:table-cell>
          <table:table-cell office:value-type="float" office:value="205380.166122349" calcext:value-type="float">
            <text:p>205380.16612234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3-04</text:p>
          </table:table-cell>
          <table:table-cell table:style-name="ce1" office:value-type="string" calcext:value-type="string">
            <text:p>18.32632</text:p>
          </table:table-cell>
          <table:table-cell office:value-type="float" office:value="69.2189955838629" calcext:value-type="float">
            <text:p>69.2189955838629</text:p>
          </table:table-cell>
          <table:table-cell table:style-name="ce2" office:value-type="float" office:value="106.8132" calcext:value-type="float">
            <text:p>106.8</text:p>
          </table:table-cell>
          <table:table-cell office:value-type="float" office:value="135.877138406381" calcext:value-type="float">
            <text:p>135.877138406381</text:p>
          </table:table-cell>
          <table:table-cell office:value-type="float" office:value="58585393.4448634" calcext:value-type="float">
            <text:p>58585393.4448634</text:p>
          </table:table-cell>
          <table:table-cell office:value-type="float" office:value="208276.498805563" calcext:value-type="float">
            <text:p>208276.49880556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3-05</text:p>
          </table:table-cell>
          <table:table-cell table:style-name="ce1" office:value-type="string" calcext:value-type="string">
            <text:p>17.67826</text:p>
          </table:table-cell>
          <table:table-cell office:value-type="float" office:value="62.6963583875736" calcext:value-type="float">
            <text:p>62.6963583875736</text:p>
          </table:table-cell>
          <table:table-cell table:style-name="ce2" office:value-type="float" office:value="106.8132" calcext:value-type="float">
            <text:p>106.8</text:p>
          </table:table-cell>
          <table:table-cell office:value-type="float" office:value="136.438751163287" calcext:value-type="float">
            <text:p>136.438751163287</text:p>
          </table:table-cell>
          <table:table-cell office:value-type="float" office:value="59469363.2155093" calcext:value-type="float">
            <text:p>59469363.2155093</text:p>
          </table:table-cell>
          <table:table-cell office:value-type="float" office:value="210982.948052268" calcext:value-type="float">
            <text:p>210982.94805226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3-06</text:p>
          </table:table-cell>
          <table:table-cell table:style-name="ce1" office:value-type="string" calcext:value-type="string">
            <text:p>14.39091</text:p>
          </table:table-cell>
          <table:table-cell office:value-type="float" office:value="61.9268107703545" calcext:value-type="float">
            <text:p>61.9268107703545</text:p>
          </table:table-cell>
          <table:table-cell table:style-name="ce2" office:value-type="float" office:value="107.9858" calcext:value-type="float">
            <text:p>108.0</text:p>
          </table:table-cell>
          <table:table-cell office:value-type="float" office:value="137.088591887136" calcext:value-type="float">
            <text:p>137.088591887136</text:p>
          </table:table-cell>
          <table:table-cell office:value-type="float" office:value="60135144.5639406" calcext:value-type="float">
            <text:p>60135144.5639406</text:p>
          </table:table-cell>
          <table:table-cell office:value-type="float" office:value="214252.647406148" calcext:value-type="float">
            <text:p>214252.64740614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3-07</text:p>
          </table:table-cell>
          <table:table-cell table:style-name="ce1" office:value-type="string" calcext:value-type="string">
            <text:p>14.15238</text:p>
          </table:table-cell>
          <table:table-cell office:value-type="float" office:value="66.0316057965684" calcext:value-type="float">
            <text:p>66.0316057965684</text:p>
          </table:table-cell>
          <table:table-cell table:style-name="ce2" office:value-type="float" office:value="109.798" calcext:value-type="float">
            <text:p>109.8</text:p>
          </table:table-cell>
          <table:table-cell office:value-type="float" office:value="138.453794855601" calcext:value-type="float">
            <text:p>138.453794855601</text:p>
          </table:table-cell>
          <table:table-cell office:value-type="float" office:value="60669083.1223553" calcext:value-type="float">
            <text:p>60669083.1223553</text:p>
          </table:table-cell>
          <table:table-cell office:value-type="float" office:value="216474.432631179" calcext:value-type="float">
            <text:p>216474.43263117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3-08</text:p>
          </table:table-cell>
          <table:table-cell table:style-name="ce1" office:value-type="string" calcext:value-type="string">
            <text:p>16.03043</text:p>
          </table:table-cell>
          <table:table-cell office:value-type="float" office:value="69.8443276244407" calcext:value-type="float">
            <text:p>69.8443276244407</text:p>
          </table:table-cell>
          <table:table-cell table:style-name="ce2" office:value-type="float" office:value="112.2498" calcext:value-type="float">
            <text:p>112.2</text:p>
          </table:table-cell>
          <table:table-cell office:value-type="float" office:value="139.406984131654" calcext:value-type="float">
            <text:p>139.406984131654</text:p>
          </table:table-cell>
          <table:table-cell office:value-type="float" office:value="61651963.6532937" calcext:value-type="float">
            <text:p>61651963.6532937</text:p>
          </table:table-cell>
          <table:table-cell office:value-type="float" office:value="218785.968593912" calcext:value-type="float">
            <text:p>218785.96859391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3-09</text:p>
          </table:table-cell>
          <table:table-cell table:style-name="ce1" office:value-type="string" calcext:value-type="string">
            <text:p>15.11905</text:p>
          </table:table-cell>
          <table:table-cell office:value-type="float" office:value="75.7267455434252" calcext:value-type="float">
            <text:p>75.7267455434252</text:p>
          </table:table-cell>
          <table:table-cell table:style-name="ce2" office:value-type="float" office:value="112.996" calcext:value-type="float">
            <text:p>113.0</text:p>
          </table:table-cell>
          <table:table-cell office:value-type="float" office:value="141.025400287195" calcext:value-type="float">
            <text:p>141.025400287195</text:p>
          </table:table-cell>
          <table:table-cell office:value-type="float" office:value="62500332.5000333" calcext:value-type="float">
            <text:p>62500332.5000333</text:p>
          </table:table-cell>
          <table:table-cell office:value-type="float" office:value="223216.246108101" calcext:value-type="float">
            <text:p>223216.24610810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3-10</text:p>
          </table:table-cell>
          <table:table-cell table:style-name="ce1" office:value-type="string" calcext:value-type="string">
            <text:p>19.11364</text:p>
          </table:table-cell>
          <table:table-cell office:value-type="float" office:value="72.6249865107522" calcext:value-type="float">
            <text:p>72.6249865107522</text:p>
          </table:table-cell>
          <table:table-cell table:style-name="ce2" office:value-type="float" office:value="118.6458" calcext:value-type="float">
            <text:p>118.6</text:p>
          </table:table-cell>
          <table:table-cell office:value-type="float" office:value="142.088126440876" calcext:value-type="float">
            <text:p>142.088126440876</text:p>
          </table:table-cell>
          <table:table-cell office:value-type="float" office:value="63725420.2782927" calcext:value-type="float">
            <text:p>63725420.2782927</text:p>
          </table:table-cell>
          <table:table-cell office:value-type="float" office:value="228075.48936529" calcext:value-type="float">
            <text:p>228075.4893652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3-11</text:p>
          </table:table-cell>
          <table:table-cell table:style-name="ce1" office:value-type="string" calcext:value-type="string">
            <text:p>14.37273</text:p>
          </table:table-cell>
          <table:table-cell office:value-type="float" office:value="66.9969941680084" calcext:value-type="float">
            <text:p>66.9969941680084</text:p>
          </table:table-cell>
          <table:table-cell table:style-name="ce2" office:value-type="float" office:value="119.925" calcext:value-type="float">
            <text:p>119.9</text:p>
          </table:table-cell>
          <table:table-cell office:value-type="float" office:value="143.236246675344" calcext:value-type="float">
            <text:p>143.236246675344</text:p>
          </table:table-cell>
          <table:table-cell office:value-type="float" office:value="64676759.9174647" calcext:value-type="float">
            <text:p>64676759.9174647</text:p>
          </table:table-cell>
          <table:table-cell office:value-type="float" office:value="231235.501172213" calcext:value-type="float">
            <text:p>231235.50117221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3-12</text:p>
          </table:table-cell>
          <table:table-cell table:style-name="ce1" office:value-type="string" calcext:value-type="string">
            <text:p>12.87000</text:p>
          </table:table-cell>
          <table:table-cell office:value-type="float" office:value="63.0631307077912" calcext:value-type="float">
            <text:p>63.0631307077912</text:p>
          </table:table-cell>
          <table:table-cell table:style-name="ce2" office:value-type="float" office:value="131.7576" calcext:value-type="float">
            <text:p>131.8</text:p>
          </table:table-cell>
          <table:table-cell office:value-type="float" office:value="144.020668482708" calcext:value-type="float">
            <text:p>144.020668482708</text:p>
          </table:table-cell>
          <table:table-cell office:value-type="float" office:value="65448560.0747765" calcext:value-type="float">
            <text:p>65448560.0747765</text:p>
          </table:table-cell>
          <table:table-cell office:value-type="float" office:value="233668.303747948" calcext:value-type="float">
            <text:p>233668.30374794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4-01</text:p>
          </table:table-cell>
          <table:table-cell table:style-name="ce1" office:value-type="string" calcext:value-type="string">
            <text:p>13.55455</text:p>
          </table:table-cell>
          <table:table-cell office:value-type="float" office:value="64.1433035752323" calcext:value-type="float">
            <text:p>64.1433035752323</text:p>
          </table:table-cell>
          <table:table-cell table:style-name="ce2" office:value-type="float" office:value="106.1736" calcext:value-type="float">
            <text:p>106.2</text:p>
          </table:table-cell>
          <table:table-cell office:value-type="float" office:value="144.767340126092" calcext:value-type="float">
            <text:p>144.767340126092</text:p>
          </table:table-cell>
          <table:table-cell office:value-type="float" office:value="65682361.2205488" calcext:value-type="float">
            <text:p>65682361.2205488</text:p>
          </table:table-cell>
          <table:table-cell office:value-type="float" office:value="232972.222571915" calcext:value-type="float">
            <text:p>232972.2225719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4-02</text:p>
          </table:table-cell>
          <table:table-cell table:style-name="ce1" office:value-type="string" calcext:value-type="string">
            <text:p>14.06190</text:p>
          </table:table-cell>
          <table:table-cell office:value-type="float" office:value="66.0290225205592" calcext:value-type="float">
            <text:p>66.0290225205592</text:p>
          </table:table-cell>
          <table:table-cell table:style-name="ce2" office:value-type="float" office:value="107.8792" calcext:value-type="float">
            <text:p>107.9</text:p>
          </table:table-cell>
          <table:table-cell office:value-type="float" office:value="145.528344698573" calcext:value-type="float">
            <text:p>145.528344698573</text:p>
          </table:table-cell>
          <table:table-cell office:value-type="float" office:value="65554510.018374" calcext:value-type="float">
            <text:p>65554510.018374</text:p>
          </table:table-cell>
          <table:table-cell office:value-type="float" office:value="233373.27973011" calcext:value-type="float">
            <text:p>233373.279730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4-03</text:p>
          </table:table-cell>
          <table:table-cell table:style-name="ce1" office:value-type="string" calcext:value-type="string">
            <text:p>13.91000</text:p>
          </table:table-cell>
          <table:table-cell office:value-type="float" office:value="68.3262029335519" calcext:value-type="float">
            <text:p>68.3262029335519</text:p>
          </table:table-cell>
          <table:table-cell table:style-name="ce2" office:value-type="float" office:value="117.793" calcext:value-type="float">
            <text:p>117.8</text:p>
          </table:table-cell>
          <table:table-cell office:value-type="float" office:value="146.091087218882" calcext:value-type="float">
            <text:p>146.091087218882</text:p>
          </table:table-cell>
          <table:table-cell office:value-type="float" office:value="65651289.3037075" calcext:value-type="float">
            <text:p>65651289.3037075</text:p>
          </table:table-cell>
          <table:table-cell office:value-type="float" office:value="234368.798965133" calcext:value-type="float">
            <text:p>234368.79896513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4-04</text:p>
          </table:table-cell>
          <table:table-cell table:style-name="ce1" office:value-type="string" calcext:value-type="string">
            <text:p>16.24545</text:p>
          </table:table-cell>
          <table:table-cell office:value-type="float" office:value="71.3303619322179" calcext:value-type="float">
            <text:p>71.3303619322179</text:p>
          </table:table-cell>
          <table:table-cell table:style-name="ce2" office:value-type="float" office:value="111.93" calcext:value-type="float">
            <text:p>111.9</text:p>
          </table:table-cell>
          <table:table-cell office:value-type="float" office:value="146.799235437617" calcext:value-type="float">
            <text:p>146.799235437617</text:p>
          </table:table-cell>
          <table:table-cell office:value-type="float" office:value="66575445.5536875" calcext:value-type="float">
            <text:p>66575445.5536875</text:p>
          </table:table-cell>
          <table:table-cell office:value-type="float" office:value="237128.203047031" calcext:value-type="float">
            <text:p>237128.20304703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4-05</text:p>
          </table:table-cell>
          <table:table-cell table:style-name="ce1" office:value-type="string" calcext:value-type="string">
            <text:p>13.33043</text:p>
          </table:table-cell>
          <table:table-cell office:value-type="float" office:value="66.5799999218951" calcext:value-type="float">
            <text:p>66.5799999218951</text:p>
          </table:table-cell>
          <table:table-cell table:style-name="ce2" office:value-type="float" office:value="113.1026" calcext:value-type="float">
            <text:p>113.1</text:p>
          </table:table-cell>
          <table:table-cell office:value-type="float" office:value="148.046535669184" calcext:value-type="float">
            <text:p>148.046535669184</text:p>
          </table:table-cell>
          <table:table-cell office:value-type="float" office:value="67174195.0316374" calcext:value-type="float">
            <text:p>67174195.0316374</text:p>
          </table:table-cell>
          <table:table-cell office:value-type="float" office:value="239008.813465707" calcext:value-type="float">
            <text:p>239008.813465707</text:p>
          </table:table-cell>
          <table:table-cell table:number-columns-repeated="1017"/>
        </table:table-row>
        <table:table-row table:style-name="ro1" table:number-rows-repeated="3">
          <table:table-cell table:style-name="ce1" table:number-columns-repeated="2"/>
          <table:table-cell/>
          <table:table-cell table:style-name="ce2"/>
          <table:table-cell table:number-columns-repeated="1020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 table:number-rows-repeated="10483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 style:font-family-generic="swiss"/>
    <style:font-face style:name="Arial Cyr" svg:font-family="'Arial Cyr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Grande" svg:font-family="'Lucida Grande'" style:font-family-generic="swiss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">
      <number:number number:decimal-places="1" number:min-decimal-places="1"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2pt" style:font-size-asian="12pt" style:font-name-complex="Aptos Narrow" style:font-family-complex="'Aptos Narrow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20_3" style:display-name="Обычный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Cyr" fo:font-family="'Arial Cyr'" fo:font-size="10pt" fo:font-style="normal" fo:text-shadow="none" style:text-underline-style="none" fo:font-weight="normal" style:font-size-asian="10pt" style:font-style-asian="normal" style:font-weight-asian="normal" style:font-name-complex="Arial Cyr" style:font-family-complex="'Arial Cyr'" style:font-size-complex="10pt" style:font-style-complex="normal" style:font-weight-complex="normal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Лист1" style:display-name="PageStyle_Лист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Тадей Валерия Андреевна</meta:initial-creator>
    <meta:creation-date>2024-10-21T20:08:43</meta:creation-date>
    <dc:date>2024-12-10T23:26:09.399377978</dc:date>
    <meta:generator>LibreOffice/7.3.7.2$Linux_X86_64 LibreOffice_project/30$Build-2</meta:generator>
    <meta:editing-duration>PT5M34S</meta:editing-duration>
    <meta:editing-cycles>1</meta:editing-cycles>
    <meta:document-statistic meta:table-count="1" meta:cell-count="1092" meta:object-count="0"/>
    <meta:user-defined meta:name="AppVersion">16.0300</meta:user-defined>
  </office:meta>
</office:document-meta>
</file>